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bri" svg:font-family="Calbri"/>
    <style:font-face style:name="Calibr" svg:font-family="Calibr"/>
    <style:font-face style:name="Lohit Devanagari1" svg:font-family="'Lohit Devanagari'"/>
    <style:font-face style:name="Calibri" svg:font-family="Calibri" style:font-family-generic="swiss"/>
    <style:font-face style:name="Monospace" svg:font-family="Monospace" style:font-pitch="fixed"/>
    <style:font-face style:name="Calibri1"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6" style:family="table">
      <style:table-properties style:width="17.078cm" fo:margin-left="0.593cm" fo:margin-top="0cm" fo:margin-bottom="0cm" fo:break-before="auto" fo:break-after="auto" table:align="left" style:writing-mode="lr-tb"/>
    </style:style>
    <style:style style:name="Table6.A" style:family="table-column">
      <style:table-column-properties style:column-width="17.078cm"/>
    </style:style>
    <style:style style:name="Table6.1" style:family="table-row">
      <style:table-row-properties style:min-row-height="0.896cm" fo:keep-together="auto"/>
    </style:style>
    <style:style style:name="Table6.A1" style:family="table-cell">
      <style:table-cell-properties style:vertical-align="middle" fo:background-color="transparent" fo:padding="0.141cm" fo:border-left="0.1pt solid #000000" fo:border-right="0.1pt solid #000000" fo:border-top="0.5pt solid #000000" fo:border-bottom="0.5pt solid #000000">
        <style:background-image/>
      </style:table-cell-properties>
    </style:style>
    <style:style style:name="Table6.2" style:family="table-row">
      <style:table-row-properties style:min-row-height="16.979cm" fo:keep-together="auto"/>
    </style:style>
    <style:style style:name="Table6.A2" style:family="table-cell">
      <style:table-cell-properties style:vertical-align="" fo:background-color="transparent" fo:padding="0.141cm" fo:border-left="0.1pt solid #000000" fo:border-right="0.1pt solid #000000" fo:border-top="0.5pt solid #000000" fo:border-bottom="0.1pt solid #000000">
        <style:background-image/>
      </style:table-cell-properties>
    </style:style>
    <style:style style:name="Table2" style:family="table" style:master-page-name="">
      <style:table-properties style:width="17.078cm" fo:margin-left="0.593cm" fo:margin-top="0cm" fo:margin-bottom="0cm" style:page-number="auto" fo:break-before="auto" fo:break-after="auto" table:align="left" style:writing-mode="lr-tb"/>
    </style:style>
    <style:style style:name="Table2.A" style:family="table-column">
      <style:table-column-properties style:column-width="17.078cm"/>
    </style:style>
    <style:style style:name="Table2.1" style:family="table-row">
      <style:table-row-properties style:min-row-height="0.896cm" fo:keep-together="auto"/>
    </style:style>
    <style:style style:name="Table2.A1" style:family="table-cell">
      <style:table-cell-properties style:vertical-align="middle" fo:background-color="transparent" fo:padding="0.141cm" fo:border-left="0.1pt solid #000000" fo:border-right="0.1pt solid #000000" fo:border-top="0.5pt solid #000000" fo:border-bottom="0.5pt solid #000000">
        <style:background-image/>
      </style:table-cell-properties>
    </style:style>
    <style:style style:name="Table2.2" style:family="table-row">
      <style:table-row-properties style:min-row-height="16.979cm" fo:keep-together="auto"/>
    </style:style>
    <style:style style:name="Table2.A2" style:family="table-cell">
      <style:table-cell-properties style:vertical-align="" fo:background-color="transparent" fo:padding="0.141cm" fo:border-left="0.1pt solid #000000" fo:border-right="0.1pt solid #000000" fo:border-top="0.5pt solid #000000" fo:border-bottom="0.1pt solid #000000">
        <style:background-image/>
      </style:table-cell-properties>
    </style:style>
    <style:style style:name="Table7" style:family="table">
      <style:table-properties style:width="17.057cm" fo:margin-left="0.572cm" fo:margin-top="0cm" fo:margin-bottom="0cm" table:align="left" style:writing-mode="lr-tb"/>
    </style:style>
    <style:style style:name="Table7.A" style:family="table-column">
      <style:table-column-properties style:column-width="17.057cm"/>
    </style:style>
    <style:style style:name="Table7.1" style:family="table-row">
      <style:table-row-properties style:min-row-height="0.87cm" fo:keep-together="auto"/>
    </style:style>
    <style:style style:name="Table7.A1" style:family="table-cell">
      <style:table-cell-properties style:vertical-align="middle" fo:background-color="transparent" fo:padding="0.141cm" fo:border="0.5pt solid #000000">
        <style:background-image/>
      </style:table-cell-properties>
    </style:style>
    <style:style style:name="Table7.2" style:family="table-row">
      <style:table-row-properties style:min-row-height="6.249cm" fo:keep-together="auto"/>
    </style:style>
    <style:style style:name="Table7.A2" style:family="table-cell">
      <style:table-cell-properties style:vertical-align="" fo:background-color="transparent" fo:padding="0.141cm" fo:border="0.5pt solid #000000">
        <style:background-image/>
      </style:table-cell-properties>
    </style:style>
    <style:style style:name="Table1" style:family="table" style:master-page-name="Standard">
      <style:table-properties style:width="17.224cm" fo:margin-left="0.504cm" fo:margin-top="0cm" fo:margin-bottom="0cm" style:page-number="auto" table:align="left" style:writing-mode="lr-tb"/>
    </style:style>
    <style:style style:name="Table1.A" style:family="table-column">
      <style:table-column-properties style:column-width="3.493cm"/>
    </style:style>
    <style:style style:name="Table1.B" style:family="table-column">
      <style:table-column-properties style:column-width="0.953cm"/>
    </style:style>
    <style:style style:name="Table1.C" style:family="table-column">
      <style:table-column-properties style:column-width="6.985cm"/>
    </style:style>
    <style:style style:name="Table1.D" style:family="table-column">
      <style:table-column-properties style:column-width="2.071cm"/>
    </style:style>
    <style:style style:name="Table1.E" style:family="table-column">
      <style:table-column-properties style:column-width="3.724cm"/>
    </style:style>
    <style:style style:name="Table1.1" style:family="table-row">
      <style:table-row-properties style:min-row-height="3.307cm" fo:keep-together="auto"/>
    </style:style>
    <style:style style:name="Table1.A1" style:family="table-cell">
      <style:table-cell-properties style:vertical-align="middle" fo:background-color="transparent" fo:padding="0.141cm" fo:border="0.5pt solid #000000">
        <style:background-image/>
      </style:table-cell-properties>
    </style:style>
    <style:style style:name="Table1.C1" style:family="table-cell">
      <style:table-cell-properties style:vertical-align="" fo:background-color="transparent" fo:padding="0.141cm" fo:border="0.5pt solid #000000">
        <style:background-image/>
      </style:table-cell-properties>
    </style:style>
    <style:style style:name="Table1.2" style:family="table-row">
      <style:table-row-properties style:min-row-height="1.277cm" fo:keep-together="auto"/>
    </style:style>
    <style:style style:name="Table1.3" style:family="table-row">
      <style:table-row-properties style:min-row-height="1.958cm" fo:keep-together="auto"/>
    </style:style>
    <style:style style:name="Table1.4" style:family="table-row">
      <style:table-row-properties style:min-row-height="1.711cm" fo:keep-together="auto"/>
    </style:style>
    <style:style style:name="Table1.5" style:family="table-row">
      <style:table-row-properties style:min-row-height="1.766cm" fo:keep-together="auto"/>
    </style:style>
    <style:style style:name="P1" style:family="paragraph" style:parent-style-name="Intestazione_20_e_20_piè_20_di_20_pagina">
      <style:paragraph-properties style:writing-mode="lr-tb"/>
    </style:style>
    <style:style style:name="P2" style:family="paragraph" style:parent-style-name="Contenuto_20_tabella">
      <style:paragraph-properties fo:text-align="center" style:justify-single-word="false"/>
    </style:style>
    <style:style style:name="P3" style:family="paragraph" style:parent-style-name="Contenuto_20_tabella">
      <style:paragraph-properties fo:text-align="center" style:justify-single-word="false"/>
      <style:text-properties style:font-name="Verdana" fo:font-size="14pt" fo:language="it" fo:country="IT" fo:font-style="italic" officeooo:paragraph-rsid="0012becb" fo:background-color="transparent" style:font-size-asian="14pt" style:font-style-asian="italic" style:font-size-complex="14pt" style:font-style-complex="italic"/>
    </style:style>
    <style:style style:name="P4" style:family="paragraph" style:parent-style-name="Contenuto_20_tabella">
      <style:paragraph-properties fo:text-align="justify" style:justify-single-word="false"/>
      <style:text-properties style:font-name="Calibri" fo:font-size="12pt" fo:language="it" fo:country="IT" officeooo:rsid="0015b546" officeooo:paragraph-rsid="0015b546" fo:background-color="transparent" style:font-name-asian="Verdana1" style:font-size-asian="12pt" style:font-name-complex="Verdana1" style:font-size-complex="12pt"/>
    </style:style>
    <style:style style:name="P5" style:family="paragraph" style:parent-style-name="Contenuto_20_tabella">
      <style:paragraph-properties fo:line-height="150%" fo:text-align="justify" style:justify-single-word="false"/>
      <style:text-properties style:font-name="Calibri" fo:font-size="12pt" fo:language="it" fo:country="IT" fo:background-color="transparent" style:font-name-asian="Verdana1" style:font-size-asian="12pt" style:font-name-complex="Verdana1" style:font-size-complex="12pt"/>
    </style:style>
    <style:style style:name="P6" style:family="paragraph" style:parent-style-name="Contenuto_20_tabella">
      <style:paragraph-properties fo:text-align="justify" style:justify-single-word="false"/>
      <style:text-properties style:font-name="Calibri" fo:font-size="12pt" fo:language="it" fo:country="IT" fo:font-weight="normal" officeooo:rsid="0019f80f" officeooo:paragraph-rsid="0019f80f" fo:background-color="transparent" style:font-name-asian="Verdana1" style:font-size-asian="12pt" style:font-weight-asian="normal" style:font-name-complex="Verdana1" style:font-size-complex="12pt" style:font-weight-complex="normal"/>
    </style:style>
    <style:style style:name="P7" style:family="paragraph" style:parent-style-name="Contenuto_20_tabella">
      <style:paragraph-properties fo:text-align="justify" style:justify-single-word="false"/>
      <style:text-properties style:font-name="Calibri" fo:font-size="12pt" fo:language="it" fo:country="IT" fo:font-weight="normal" officeooo:rsid="001a49f3" officeooo:paragraph-rsid="001a49f3" fo:background-color="transparent" style:font-name-asian="Verdana1" style:font-size-asian="12pt" style:font-weight-asian="normal" style:font-name-complex="Verdana1" style:font-size-complex="12pt" style:font-weight-complex="normal"/>
    </style:style>
    <style:style style:name="P8" style:family="paragraph" style:parent-style-name="Contenuto_20_tabella">
      <style:paragraph-properties fo:text-align="justify" style:justify-single-word="false"/>
      <style:text-properties style:font-name="Calibri" fo:font-size="12pt" fo:language="it" fo:country="IT" fo:font-weight="normal" officeooo:rsid="001b069a" officeooo:paragraph-rsid="001b069a" fo:background-color="transparent" style:font-name-asian="Verdana1" style:font-size-asian="12pt" style:font-weight-asian="normal" style:font-name-complex="Verdana1" style:font-size-complex="12pt" style:font-weight-complex="normal"/>
    </style:style>
    <style:style style:name="P9" style:family="paragraph" style:parent-style-name="Contenuto_20_tabella">
      <style:paragraph-properties fo:text-align="justify" style:justify-single-word="false"/>
      <style:text-properties style:font-name="Calibri" fo:font-size="12pt" officeooo:paragraph-rsid="001c5171" style:font-size-asian="12pt" style:font-size-complex="12pt"/>
    </style:style>
    <style:style style:name="P10" style:family="paragraph" style:parent-style-name="Contenuto_20_tabella">
      <style:paragraph-properties fo:text-align="justify" style:justify-single-word="false"/>
      <style:text-properties style:font-name="Calibri" fo:font-size="12pt" officeooo:rsid="001d6329" officeooo:paragraph-rsid="001d6329" style:font-size-asian="12pt" style:font-size-complex="12pt"/>
    </style:style>
    <style:style style:name="P11" style:family="paragraph" style:parent-style-name="Contenuto_20_tabella">
      <style:paragraph-properties fo:line-height="150%" fo:text-align="justify" style:justify-single-word="false"/>
      <style:text-properties style:font-name="Calibri" fo:font-size="12pt" style:font-size-asian="12pt" style:font-size-complex="12pt"/>
    </style:style>
    <style:style style:name="P12" style:family="paragraph" style:parent-style-name="Corpo_20_A">
      <style:paragraph-properties fo:margin-left="0.123cm" fo:margin-right="0cm" fo:orphans="0" fo:widows="0" fo:text-indent="-0.12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108cm"/>
        </style:tab-stops>
      </style:paragraph-properties>
    </style:style>
    <style:style style:name="P13" style:family="paragraph" style:parent-style-name="Normale">
      <style:paragraph-properties fo:text-align="justify" style:justify-single-word="false"/>
      <style:text-properties fo:language="it" fo:country="IT" fo:background-color="transparent"/>
    </style:style>
    <style:style style:name="P14" style:family="paragraph" style:parent-style-name="Normale">
      <style:paragraph-properties fo:line-height="150%" fo:text-align="justify" style:justify-single-word="false"/>
      <style:text-properties fo:font-size="16pt" fo:language="it" fo:country="IT" fo:background-color="transparent" style:font-size-asian="16pt" style:font-size-complex="16pt"/>
    </style:style>
    <style:style style:name="P15" style:family="paragraph" style:parent-style-name="Normale">
      <style:paragraph-properties fo:text-align="justify" style:justify-single-word="false"/>
    </style:style>
    <style:style style:name="P16" style:family="paragraph" style:parent-style-name="Normale">
      <style:text-properties officeooo:paragraph-rsid="0012becb"/>
    </style:style>
    <style:style style:name="P17" style:family="paragraph" style:parent-style-name="Normale">
      <style:paragraph-properties fo:text-align="center" style:justify-single-word="false"/>
      <style:text-properties style:font-name="Verdana" fo:font-size="14pt" fo:language="it" fo:country="IT" fo:background-color="transparent" style:font-size-asian="14pt" style:font-size-complex="14pt"/>
    </style:style>
    <style:style style:name="P18" style:family="paragraph" style:parent-style-name="Contenuto_20_tabella">
      <style:paragraph-properties fo:margin-left="0cm" fo:margin-right="0cm" fo:margin-top="0cm" fo:margin-bottom="0cm" loext:contextual-spacing="false" fo:text-align="justify" style:justify-single-word="false" fo:text-indent="0cm" style:auto-text-indent="false"/>
      <style:text-properties style:font-name="Calibri" fo:font-size="12pt" officeooo:rsid="001dc3bd" officeooo:paragraph-rsid="001dc3bd" style:font-size-asian="12pt" style:font-size-complex="12pt"/>
    </style:style>
    <style:style style:name="P19" style:family="paragraph" style:parent-style-name="Normale">
      <style:paragraph-properties fo:margin-left="0.191cm" fo:margin-right="0cm" fo:orphans="0" fo:widows="0" fo:text-indent="-0.191cm" style:auto-text-indent="false"/>
    </style:style>
    <style:style style:name="P20" style:family="paragraph" style:parent-style-name="Normale">
      <style:paragraph-properties fo:margin-left="0.288cm" fo:margin-right="0cm" fo:orphans="0" fo:widows="0" fo:text-indent="-0.288cm" style:auto-text-indent="false"/>
    </style:style>
    <style:style style:name="P21" style:family="paragraph" style:parent-style-name="Normale">
      <style:paragraph-properties fo:margin-left="0.288cm" fo:margin-right="0cm" fo:orphans="0" fo:widows="0" fo:text-indent="-0.288cm" style:auto-text-indent="false"/>
      <style:text-properties officeooo:paragraph-rsid="0012becb"/>
    </style:style>
    <style:style style:name="P22" style:family="paragraph" style:parent-style-name="Normale">
      <style:paragraph-properties fo:margin-left="0.097cm" fo:margin-right="0cm" fo:orphans="0" fo:widows="0" fo:text-indent="-0.097cm" style:auto-text-indent="false"/>
    </style:style>
    <style:style style:name="P23" style:family="paragraph" style:parent-style-name="Normale">
      <style:paragraph-properties fo:margin-left="0.381cm" fo:margin-right="0cm" fo:orphans="0" fo:widows="0" fo:text-indent="-0.381cm" style:auto-text-indent="false"/>
    </style:style>
    <style:style style:name="P24" style:family="paragraph" style:parent-style-name="Contenuto_20_tabella">
      <style:paragraph-properties fo:margin-top="0cm" fo:margin-bottom="0cm" loext:contextual-spacing="false" fo:line-height="150%" fo:text-align="justify" style:justify-single-word="false"/>
      <style:text-properties style:font-name="Calibri" fo:font-size="12pt" fo:language="it" fo:country="IT" fo:background-color="transparent" style:font-name-asian="Verdana1" style:font-size-asian="12pt" style:font-name-complex="Verdana1" style:font-size-complex="12pt"/>
    </style:style>
    <style:style style:name="P25" style:family="paragraph" style:parent-style-name="Corpo">
      <style:paragraph-properties fo:margin-left="0.314cm" fo:margin-right="0cm" fo:orphans="0" fo:widows="0" fo:text-indent="-0.314cm" style:auto-text-indent="false"/>
    </style:style>
    <style:style style:name="P26" style:family="paragraph" style:parent-style-name="Contenuto_20_tabella" style:list-style-name="L1">
      <style:paragraph-properties fo:text-align="justify" style:justify-single-word="false"/>
      <style:text-properties style:font-name="Calibri" fo:font-size="12pt" fo:language="it" fo:country="IT" fo:font-weight="bold" officeooo:rsid="001924c3" officeooo:paragraph-rsid="001924c3" fo:background-color="transparent" style:font-name-asian="Verdana1" style:font-size-asian="12pt" style:font-weight-asian="bold" style:font-name-complex="Verdana1" style:font-size-complex="12pt" style:font-weight-complex="bold"/>
    </style:style>
    <style:style style:name="P27" style:family="paragraph" style:parent-style-name="Contenuto_20_tabella">
      <style:paragraph-properties fo:text-align="justify" style:justify-single-word="false"/>
      <style:text-properties style:font-name="Calibri" fo:font-size="12pt" fo:language="it" fo:country="IT" fo:font-weight="bold" officeooo:rsid="001924c3" officeooo:paragraph-rsid="001924c3" fo:background-color="transparent" style:font-name-asian="Verdana1" style:font-size-asian="12pt" style:font-weight-asian="bold" style:font-name-complex="Verdana1" style:font-size-complex="12pt" style:font-weight-complex="bold"/>
    </style:style>
    <style:style style:name="P28" style:family="paragraph" style:parent-style-name="Contenuto_20_tabella" style:list-style-name="L1">
      <style:paragraph-properties fo:text-align="justify" style:justify-single-word="false"/>
      <style:text-properties style:font-name="Calibri" fo:font-size="12pt" fo:language="it" fo:country="IT" officeooo:rsid="001924c3" officeooo:paragraph-rsid="001924c3" fo:background-color="transparent" style:font-name-asian="Verdana1" style:font-size-asian="12pt" style:font-name-complex="Verdana1" style:font-size-complex="12pt"/>
    </style:style>
    <style:style style:name="P29" style:family="paragraph" style:parent-style-name="Contenuto_20_tabella" style:list-style-name="L2">
      <style:paragraph-properties fo:text-align="justify" style:justify-single-word="false"/>
      <style:text-properties style:font-name="Calibri" fo:font-size="12pt" fo:language="it" fo:country="IT" fo:font-weight="normal" officeooo:rsid="0019f80f" officeooo:paragraph-rsid="0019f80f" fo:background-color="transparent" style:font-name-asian="Verdana1" style:font-size-asian="12pt" style:font-weight-asian="normal" style:font-name-complex="Verdana1" style:font-size-complex="12pt" style:font-weight-complex="normal"/>
    </style:style>
    <style:style style:name="P30" style:family="paragraph" style:parent-style-name="Contenuto_20_tabella">
      <style:paragraph-properties fo:text-align="justify" style:justify-single-word="false"/>
      <style:text-properties fo:font-variant="normal" fo:text-transform="none" fo:color="#000000" style:text-outline="false" style:text-line-through-style="none" style:text-line-through-type="none" style:text-position="0% 100%" style:font-name="Calibri" fo:font-size="12pt" fo:letter-spacing="normal" fo:language="it" fo:country="IT" fo:font-style="normal" style:text-underline-style="none" fo:font-weight="normal" officeooo:rsid="001d6329" officeooo:paragraph-rsid="001c5171" style:letter-kerning="true" fo:background-color="transparent" style:font-name-asian="Verdana1" style:font-size-asian="12pt" style:font-style-asian="normal" style:font-weight-asian="normal" style:font-name-complex="Verdana1" style:font-size-complex="12pt" style:font-style-complex="normal" style:font-weight-complex="normal"/>
    </style:style>
    <style:style style:name="P31" style:family="paragraph" style:parent-style-name="Contenuto_20_tabella">
      <style:paragraph-properties fo:text-align="justify" style:justify-single-word="false"/>
      <style:text-properties fo:font-variant="normal" fo:text-transform="none" fo:color="#000000" style:text-outline="false" style:text-line-through-style="none" style:text-line-through-type="none" style:text-position="0% 100%" style:font-name="Calibri" fo:font-size="12pt" fo:letter-spacing="normal" fo:language="it" fo:country="IT" fo:font-style="normal" style:text-underline-style="none" fo:font-weight="normal" officeooo:rsid="001dc3bd" officeooo:paragraph-rsid="001d6329" style:letter-kerning="true" fo:background-color="transparent" style:font-name-asian="Verdana1" style:font-size-asian="12pt" style:font-style-asian="normal" style:font-weight-asian="normal" style:font-name-complex="Verdana1" style:font-size-complex="12pt" style:font-style-complex="normal" style:font-weight-complex="normal"/>
    </style:style>
    <style:style style:name="P32" style:family="paragraph" style:parent-style-name="Contenuto_20_tabella">
      <style:text-properties style:font-name="Calibri"/>
    </style:style>
    <style:style style:name="P33" style:family="paragraph" style:parent-style-name="Contenuto_20_tabella" style:list-style-name="L3">
      <style:text-properties style:font-name="Calibri"/>
    </style:style>
    <style:style style:name="P34" style:family="paragraph" style:parent-style-name="Contenuto_20_tabella" style:list-style-name="L4">
      <style:text-properties style:font-name="Calibri"/>
    </style:style>
    <style:style style:name="P35" style:family="paragraph" style:parent-style-name="Contenuto_20_tabella" style:list-style-name="L5">
      <style:text-properties style:font-name="Calibri"/>
    </style:style>
    <style:style style:name="P36" style:family="paragraph" style:parent-style-name="Contenuto_20_tabella">
      <style:paragraph-properties fo:line-height="150%" fo:text-align="justify" style:justify-single-word="false"/>
      <style:text-properties style:font-name="Calibri" fo:font-size="12pt" fo:language="it" fo:country="IT" fo:background-color="transparent" style:font-name-asian="Verdana1" style:font-size-asian="12pt" style:font-name-complex="Verdana1" style:font-size-complex="12pt"/>
    </style:style>
    <style:style style:name="P37" style:family="paragraph" style:parent-style-name="Contenuto_20_tabella">
      <style:paragraph-properties fo:text-align="start" style:justify-single-word="false"/>
      <style:text-properties style:font-name="Calibri" fo:font-size="12pt" fo:language="it" fo:country="IT" officeooo:rsid="002aecad" officeooo:paragraph-rsid="002aecad" fo:background-color="transparent" style:font-name-asian="Verdana1" style:font-size-asian="12pt" style:font-name-complex="Verdana1" style:font-size-complex="12pt"/>
    </style:style>
    <style:style style:name="P38" style:family="paragraph" style:parent-style-name="Contenuto_20_tabella">
      <style:paragraph-properties fo:text-align="start" style:justify-single-word="false"/>
      <style:text-properties style:font-name="Calibri" fo:language="it" fo:country="IT" fo:font-style="normal" fo:font-weight="normal" officeooo:rsid="0039a66a" officeooo:paragraph-rsid="0039a66a" fo:background-color="transparent" style:font-style-asian="normal" style:font-weight-asian="normal" style:font-style-complex="normal" style:font-weight-complex="normal"/>
    </style:style>
    <style:style style:name="P39" style:family="paragraph" style:parent-style-name="Contenuto_20_tabella">
      <style:paragraph-properties fo:text-align="start" style:justify-single-word="false"/>
      <style:text-properties style:font-name="Calibri" fo:language="it" fo:country="IT" officeooo:rsid="002ed069" officeooo:paragraph-rsid="002ed069"/>
    </style:style>
    <style:style style:name="P40" style:family="paragraph" style:parent-style-name="Contenuto_20_tabella">
      <style:paragraph-properties fo:text-align="start" style:justify-single-word="false"/>
      <style:text-properties style:font-name="Calibri" fo:language="it" fo:country="IT" officeooo:rsid="002f18c3" officeooo:paragraph-rsid="002f18c3"/>
    </style:style>
    <style:style style:name="P41" style:family="paragraph" style:parent-style-name="Contenuto_20_tabella">
      <style:paragraph-properties fo:text-align="start" style:justify-single-word="false"/>
      <style:text-properties style:font-name="Calibri" fo:language="it" fo:country="IT" fo:font-style="italic" fo:font-weight="bold" officeooo:rsid="002f18c3" officeooo:paragraph-rsid="002f18c3" style:font-style-asian="italic" style:font-weight-asian="bold" style:font-style-complex="italic" style:font-weight-complex="bold"/>
    </style:style>
    <style:style style:name="P42" style:family="paragraph" style:parent-style-name="Contenuto_20_tabella">
      <style:paragraph-properties fo:text-align="start" style:justify-single-word="false"/>
      <style:text-properties style:font-name="Calibri" fo:language="it" fo:country="IT" fo:font-style="italic" fo:font-weight="bold" officeooo:rsid="0039a66a" officeooo:paragraph-rsid="0039a66a" fo:background-color="transparent" style:font-style-asian="italic" style:font-weight-asian="bold" style:font-style-complex="italic" style:font-weight-complex="bold"/>
    </style:style>
    <style:style style:name="P43" style:family="paragraph" style:parent-style-name="Contenuto_20_tabella">
      <style:paragraph-properties fo:text-align="start" style:justify-single-word="false"/>
      <style:text-properties style:font-name="Calibri" fo:language="it" fo:country="IT" officeooo:rsid="00355772" officeooo:paragraph-rsid="00355772"/>
    </style:style>
    <style:style style:name="P44" style:family="paragraph" style:parent-style-name="Contenuto_20_tabella">
      <style:paragraph-properties fo:text-align="start" style:justify-single-word="false"/>
      <style:text-properties style:font-name="Calibri" fo:language="it" fo:country="IT" fo:font-weight="bold" officeooo:rsid="00355772" officeooo:paragraph-rsid="00355772" fo:background-color="#ffff00" style:font-weight-asian="bold" style:font-weight-complex="bold"/>
    </style:style>
    <style:style style:name="P45" style:family="paragraph" style:parent-style-name="Contenuto_20_tabella">
      <style:paragraph-properties fo:text-align="start" style:justify-single-word="false"/>
      <style:text-properties style:font-name="Calibri" fo:language="it" fo:country="IT" fo:font-weight="bold" officeooo:rsid="00368e33" officeooo:paragraph-rsid="00368e33" fo:background-color="#ffff00" style:font-weight-asian="bold" style:font-weight-complex="bold"/>
    </style:style>
    <style:style style:name="P46" style:family="paragraph" style:parent-style-name="Contenuto_20_tabella">
      <style:paragraph-properties fo:text-align="start" style:justify-single-word="false"/>
      <style:text-properties style:font-name="Calibri" fo:language="it" fo:country="IT" fo:font-weight="bold" officeooo:rsid="0039a66a" officeooo:paragraph-rsid="0039a66a" fo:background-color="#ffff00" style:font-weight-asian="bold" style:font-weight-complex="bold"/>
    </style:style>
    <style:style style:name="P47" style:family="paragraph" style:parent-style-name="Contenuto_20_tabella">
      <style:paragraph-properties fo:text-align="start" style:justify-single-word="false"/>
      <style:text-properties style:font-name="Calibri" fo:language="it" fo:country="IT" officeooo:paragraph-rsid="002d0ca1"/>
    </style:style>
    <style:style style:name="P48" style:family="paragraph" style:parent-style-name="Contenuto_20_tabella">
      <style:paragraph-properties fo:text-align="start" style:justify-single-word="false"/>
      <style:text-properties style:font-name="Calibri" fo:language="it" fo:country="IT" fo:font-weight="normal" officeooo:rsid="0039a66a" officeooo:paragraph-rsid="0039a66a" fo:background-color="transparent" style:font-weight-asian="normal" style:font-weight-complex="normal"/>
    </style:style>
    <style:style style:name="P49" style:family="paragraph" style:parent-style-name="Contenuto_20_tabella">
      <style:paragraph-properties fo:text-align="justify" style:justify-single-word="false"/>
      <style:text-properties officeooo:paragraph-rsid="0014bd66"/>
    </style:style>
    <style:style style:name="P50" style:family="paragraph" style:parent-style-name="Contenuto_20_tabella">
      <style:paragraph-properties fo:text-align="start" style:justify-single-word="false"/>
      <style:text-properties fo:language="it" fo:country="IT"/>
    </style:style>
    <style:style style:name="P51" style:family="paragraph" style:parent-style-name="Contenuto_20_tabella">
      <style:text-properties officeooo:paragraph-rsid="002644b7"/>
    </style:style>
    <style:style style:name="P52" style:family="paragraph" style:parent-style-name="Contenuto_20_tabella">
      <style:paragraph-properties fo:text-align="start" style:justify-single-word="false"/>
      <style:text-properties style:font-name="Verdana" fo:font-size="16pt" fo:language="it" fo:country="IT" officeooo:rsid="002aecad" officeooo:paragraph-rsid="002aecad" fo:background-color="transparent" style:font-name-asian="Verdana1" style:font-size-asian="16pt" style:font-name-complex="Verdana1" style:font-size-complex="16pt"/>
    </style:style>
    <style:style style:name="P53" style:family="paragraph" style:parent-style-name="Contenuto_20_tabella">
      <style:paragraph-properties fo:text-align="start" style:justify-single-word="false"/>
      <style:text-properties style:font-name="Monospace" fo:font-size="12pt" fo:language="it" fo:country="IT" fo:font-style="italic" fo:font-weight="bold" officeooo:rsid="002aecad" officeooo:paragraph-rsid="002b5c95" fo:background-color="transparent" style:font-name-asian="Verdana1" style:font-size-asian="12pt" style:font-style-asian="italic" style:font-weight-asian="bold" style:font-name-complex="Verdana1" style:font-size-complex="12pt" style:font-style-complex="italic" style:font-weight-complex="bold"/>
    </style:style>
    <style:style style:name="P54" style:family="paragraph" style:parent-style-name="Contenuto_20_tabella">
      <style:paragraph-properties fo:text-align="start" style:justify-single-word="false"/>
      <style:text-properties style:font-name="Monospace" fo:language="it" fo:country="IT" fo:font-style="italic" officeooo:rsid="002bded0" officeooo:paragraph-rsid="002bded0" style:font-style-asian="italic" style:font-style-complex="italic"/>
    </style:style>
    <style:style style:name="P55" style:family="paragraph" style:parent-style-name="Contenuto_20_tabella">
      <style:paragraph-properties fo:text-align="start" style:justify-single-word="false"/>
      <style:text-properties style:font-name="Monospace" fo:language="it" fo:country="IT" fo:font-style="italic" fo:font-weight="bold" officeooo:rsid="002ed069" officeooo:paragraph-rsid="002ed069" style:font-style-asian="italic" style:font-weight-asian="bold" style:font-style-complex="italic" style:font-weight-complex="bold"/>
    </style:style>
    <style:style style:name="P56" style:family="paragraph" style:parent-style-name="Contenuto_20_tabella">
      <style:paragraph-properties fo:text-align="start" style:justify-single-word="false"/>
      <style:text-properties style:font-name="Monospace" fo:language="it" fo:country="IT" fo:font-style="italic" fo:font-weight="bold" officeooo:rsid="002bded0" officeooo:paragraph-rsid="002bded0" style:font-style-asian="italic" style:font-weight-asian="bold" style:font-style-complex="italic" style:font-weight-complex="bold"/>
    </style:style>
    <style:style style:name="P57" style:family="paragraph" style:parent-style-name="Contenuto_20_tabella">
      <style:paragraph-properties fo:text-align="start" style:justify-single-word="false"/>
      <style:text-properties style:font-name="Monospace" fo:language="it" fo:country="IT" fo:font-style="italic" fo:font-weight="bold" officeooo:rsid="0039a66a" officeooo:paragraph-rsid="0039a66a" fo:background-color="transparent" style:font-style-asian="italic" style:font-weight-asian="bold" style:font-style-complex="italic" style:font-weight-complex="bold"/>
    </style:style>
    <style:style style:name="P58" style:family="paragraph" style:parent-style-name="Contenuto_20_tabella">
      <style:paragraph-properties fo:text-align="start" style:justify-single-word="false"/>
      <style:text-properties style:font-name="Monospace" fo:language="it" fo:country="IT" officeooo:rsid="002ed069" officeooo:paragraph-rsid="002ed069"/>
    </style:style>
    <style:style style:name="P59" style:family="paragraph" style:parent-style-name="Contenuto_20_tabella">
      <style:paragraph-properties fo:text-align="start" style:justify-single-word="false"/>
      <style:text-properties style:font-name="Monospace" fo:language="it" fo:country="IT" officeooo:rsid="002f18c3" officeooo:paragraph-rsid="002f18c3"/>
    </style:style>
    <style:style style:name="P60" style:family="paragraph" style:parent-style-name="Contenuto_20_tabella">
      <style:paragraph-properties fo:text-align="start" style:justify-single-word="false"/>
      <style:text-properties style:font-name="Monospace" fo:language="it" fo:country="IT" officeooo:rsid="0036aa40" officeooo:paragraph-rsid="0036aa40"/>
    </style:style>
    <style:style style:name="P61" style:family="paragraph" style:parent-style-name="Contenuto_20_tabella">
      <style:paragraph-properties fo:text-align="start" style:justify-single-word="false"/>
      <style:text-properties style:font-name="Monospace" fo:font-style="italic" fo:font-weight="bold" style:font-style-asian="italic" style:font-weight-asian="bold" style:font-style-complex="italic" style:font-weight-complex="bold"/>
    </style:style>
    <style:style style:name="P62" style:family="paragraph" style:parent-style-name="Contenuto_20_tabella">
      <style:paragraph-properties fo:text-align="start" style:justify-single-word="false"/>
      <style:text-properties style:font-name="Monospace" fo:font-style="italic" style:text-underline-style="none" fo:font-weight="bold" officeooo:rsid="00355772" officeooo:paragraph-rsid="00355772" style:font-style-asian="italic" style:font-weight-asian="bold" style:font-style-complex="italic" style:font-weight-complex="bold"/>
    </style:style>
    <style:style style:name="P63" style:family="paragraph" style:parent-style-name="Contenuto_20_tabella">
      <style:paragraph-properties fo:text-align="start" style:justify-single-word="false"/>
      <style:text-properties style:font-name="Monospace" fo:font-style="italic" style:text-underline-style="none" fo:font-weight="bold" officeooo:paragraph-rsid="002f18c3" style:font-style-asian="italic" style:font-weight-asian="bold" style:font-style-complex="italic" style:font-weight-complex="bold"/>
    </style:style>
    <style:style style:name="P64" style:family="paragraph" style:parent-style-name="Contenuto_20_tabella">
      <style:paragraph-properties fo:text-align="start" style:justify-single-word="false"/>
      <style:text-properties officeooo:paragraph-rsid="002f18c3"/>
    </style:style>
    <style:style style:name="P65" style:family="paragraph" style:parent-style-name="Contenuto_20_tabella">
      <style:paragraph-properties fo:text-align="start" style:justify-single-word="false"/>
      <style:text-properties officeooo:paragraph-rsid="00355772"/>
    </style:style>
    <style:style style:name="P66" style:family="paragraph" style:parent-style-name="Contenuto_20_tabella">
      <style:paragraph-properties fo:text-align="start" style:justify-single-word="false"/>
      <style:text-properties officeooo:paragraph-rsid="00368e33"/>
    </style:style>
    <style:style style:name="P67" style:family="paragraph" style:parent-style-name="Contenuto_20_tabella" style:list-style-name="L7">
      <style:paragraph-properties fo:text-align="start" style:justify-single-word="false"/>
      <style:text-properties officeooo:paragraph-rsid="00368e33"/>
    </style:style>
    <style:style style:name="P68" style:family="paragraph" style:parent-style-name="Contenuto_20_tabella">
      <style:paragraph-properties fo:text-align="start" style:justify-single-word="false"/>
      <style:text-properties style:font-name="Calbri" fo:language="it" fo:country="IT" officeooo:rsid="002b5c95" officeooo:paragraph-rsid="002b5c95"/>
    </style:style>
    <style:style style:name="P69" style:family="paragraph" style:parent-style-name="Contenuto_20_tabella">
      <style:paragraph-properties fo:text-align="start" style:justify-single-word="false"/>
      <style:text-properties style:font-name="Calbri" fo:language="it" fo:country="IT" officeooo:rsid="002bded0" officeooo:paragraph-rsid="002bded0"/>
    </style:style>
    <style:style style:name="P70" style:family="paragraph" style:parent-style-name="Contenuto_20_tabella">
      <style:paragraph-properties fo:text-align="start" style:justify-single-word="false"/>
      <style:text-properties style:font-name="Calbri" fo:language="it" fo:country="IT"/>
    </style:style>
    <style:style style:name="P71" style:family="paragraph" style:parent-style-name="Contenuto_20_tabella">
      <style:paragraph-properties fo:text-align="start" style:justify-single-word="false"/>
      <style:text-properties fo:font-style="normal" style:text-underline-style="none" fo:font-weight="normal" officeooo:rsid="00355772" officeooo:paragraph-rsid="00355772" style:font-style-asian="normal" style:font-weight-asian="normal" style:font-style-complex="normal" style:font-weight-complex="normal"/>
    </style:style>
    <style:style style:name="P72" style:family="paragraph" style:parent-style-name="Contenuto_20_tabella">
      <style:paragraph-properties fo:text-align="start" style:justify-single-word="false"/>
      <style:text-properties style:font-name="Calibr" fo:language="it" fo:country="IT" officeooo:rsid="002f18c3" officeooo:paragraph-rsid="002f18c3"/>
    </style:style>
    <style:style style:name="P73" style:family="paragraph" style:parent-style-name="Contenuto_20_tabella">
      <style:paragraph-properties fo:text-align="start" style:justify-single-word="false"/>
      <style:text-properties fo:font-style="italic" style:text-underline-style="none" fo:font-weight="bold" officeooo:rsid="00355772" officeooo:paragraph-rsid="00355772" style:font-style-asian="italic" style:font-weight-asian="bold" style:font-style-complex="italic" style:font-weight-complex="bold"/>
    </style:style>
    <style:style style:name="P74" style:family="paragraph" style:parent-style-name="Contenuto_20_tabella">
      <style:paragraph-properties fo:text-align="start" style:justify-single-word="false"/>
      <style:text-properties fo:font-style="italic" style:text-underline-style="none" fo:font-weight="bold" officeooo:paragraph-rsid="002f18c3" style:font-style-asian="italic" style:font-weight-asian="bold" style:font-style-complex="italic" style:font-weight-complex="bold"/>
    </style:style>
    <style:style style:name="P75" style:family="paragraph" style:parent-style-name="Contenuto_20_tabella" style:list-style-name="L7">
      <style:paragraph-properties fo:text-align="start" style:justify-single-word="false"/>
      <style:text-properties officeooo:rsid="00368e33" officeooo:paragraph-rsid="00368e33"/>
    </style:style>
    <style:style style:name="P76" style:family="paragraph">
      <style:text-properties style:font-name="Calibri" fo:language="it" fo:country="IT"/>
    </style:style>
    <style:style style:name="P77" style:family="paragraph" style:list-style-name="L6">
      <style:text-properties style:font-name="Calibri" fo:language="it" fo:country="IT" fo:font-weight="bold" style:font-weight-asian="bold" style:font-weight-complex="bold"/>
    </style:style>
    <style:style style:name="P78" style:family="paragraph">
      <style:paragraph-properties fo:text-align="start" style:justify-single-word="false"/>
      <style:text-properties style:font-name="Monospace" fo:language="it" fo:country="IT" fo:font-style="italic" fo:font-weight="bold" style:font-style-asian="italic" style:font-weight-asian="bold" style:font-style-complex="italic" style:font-weight-complex="bold"/>
    </style:style>
    <style:style style:name="P79" style:family="paragraph" style:parent-style-name="Contenuto_20_tabella">
      <loext:graphic-properties draw:fill="none" draw:fill-color="#ffffff"/>
      <style:paragraph-properties fo:margin-left="-0.101cm" fo:margin-right="-0.101cm" fo:margin-top="0cm" fo:margin-bottom="0cm" loext:contextual-spacing="false" fo:line-height="100%" fo:text-align="start" style:justify-single-word="false" fo:keep-together="auto" fo:orphans="0" fo:widows="0" fo:hyphenation-ladder-count="no-limit" fo:text-indent="0cm" style:auto-text-indent="false" fo:background-color="transparent" fo:padding="0cm" fo:border="none" fo:keep-with-next="auto" text:number-lines="true" text:line-number="0" style:writing-mode="lr-tb"/>
      <style:text-properties style:font-name="Calibri" fo:language="it" fo:country="IT" officeooo:rsid="002ed069" officeooo:paragraph-rsid="002ed069" fo:hyphenate="false" fo:hyphenation-remain-char-count="2" fo:hyphenation-push-char-count="2" loext:hyphenation-no-caps="false"/>
    </style:style>
    <style:style style:name="P80" style:family="paragraph" style:parent-style-name="Corpo_20_A">
      <style:paragraph-properties fo:margin-left="0.123cm" fo:margin-right="0cm" fo:orphans="0" fo:widows="0" fo:text-indent="-0.12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108cm"/>
        </style:tab-stops>
      </style:paragraph-properties>
    </style:style>
    <style:style style:name="P81" style:family="paragraph" style:parent-style-name="Normale">
      <style:paragraph-properties fo:text-align="center" style:justify-single-word="false"/>
      <style:text-properties style:font-name="Calibri1" fo:font-size="9pt" fo:language="it" fo:country="IT" fo:font-weight="bold" fo:background-color="transparent" style:font-name-asian="Calibri2" style:font-size-asian="9pt" style:font-weight-asian="bold" style:font-name-complex="Calibri2" style:font-size-complex="9pt" style:font-weight-complex="bold"/>
    </style:style>
    <style:style style:name="P82" style:family="paragraph" style:parent-style-name="Normale">
      <style:paragraph-properties fo:text-align="center" style:justify-single-word="false"/>
      <style:text-properties style:font-name="Calibri1" fo:font-size="14pt" fo:language="it" fo:country="IT" fo:font-weight="bold" fo:background-color="transparent" style:font-name-asian="Calibri2" style:font-size-asian="14pt" style:font-weight-asian="bold" style:font-name-complex="Calibri2" style:font-size-complex="14pt" style:font-weight-complex="bold"/>
    </style:style>
    <style:style style:name="P83" style:family="paragraph" style:parent-style-name="Normale">
      <style:text-properties fo:font-size="14pt" fo:language="it" fo:country="IT" fo:background-color="transparent" style:font-size-asian="14pt" style:font-size-complex="14pt"/>
    </style:style>
    <style:style style:name="P84" style:family="paragraph" style:parent-style-name="Normale">
      <style:paragraph-properties fo:text-align="center" style:justify-single-word="false"/>
      <style:text-properties fo:font-size="14pt" fo:language="it" fo:country="IT" fo:background-color="transparent" style:font-size-asian="14pt" style:font-size-complex="14pt"/>
    </style:style>
    <style:style style:name="P85" style:family="paragraph" style:parent-style-name="Normale">
      <style:text-properties officeooo:paragraph-rsid="0012becb"/>
    </style:style>
    <style:style style:name="P86" style:family="paragraph" style:parent-style-name="Normale">
      <style:text-properties style:font-name="Calibri" fo:language="it" fo:country="IT" officeooo:rsid="0036aa40" officeooo:paragraph-rsid="0036aa40" fo:background-color="transparent"/>
    </style:style>
    <style:style style:name="P87" style:family="paragraph" style:parent-style-name="Normale">
      <style:paragraph-properties fo:margin-left="0cm" fo:margin-right="0cm" fo:text-align="center" style:justify-single-word="false" fo:text-indent="0cm" style:auto-text-indent="false" style:writing-mode="lr-tb"/>
      <style:text-properties style:font-name="Calibri1" fo:language="it" fo:country="IT" fo:font-weight="bold" fo:background-color="transparent" style:font-weight-asian="bold" style:font-weight-complex="bold"/>
    </style:style>
    <style:style style:name="P88" style:family="paragraph" style:parent-style-name="Normale">
      <style:paragraph-properties fo:margin-left="0cm" fo:margin-right="0cm" fo:text-align="center" style:justify-single-word="false" fo:text-indent="0cm" style:auto-text-indent="false" style:writing-mode="lr-tb"/>
      <style:text-properties style:font-name="Calibri1" fo:font-size="14pt" fo:language="it" fo:country="IT" fo:font-weight="bold" fo:background-color="transparent" style:font-size-asian="14pt" style:font-weight-asian="bold" style:font-size-complex="14pt" style:font-weight-complex="bold"/>
    </style:style>
    <style:style style:name="P89" style:family="paragraph" style:parent-style-name="Normale">
      <style:paragraph-properties fo:margin-left="0cm" fo:margin-right="0cm" fo:text-align="center" style:justify-single-word="false" fo:text-indent="0cm" style:auto-text-indent="false" style:writing-mode="lr-tb"/>
      <style:text-properties style:font-name="Calibri1" fo:font-size="14pt" fo:language="it" fo:country="IT" fo:font-weight="bold" officeooo:rsid="0012becb" officeooo:paragraph-rsid="0012becb" fo:background-color="transparent" style:font-size-asian="14pt" style:font-weight-asian="bold" style:font-size-complex="14pt" style:font-weight-complex="bold"/>
    </style:style>
    <style:style style:name="P90" style:family="paragraph" style:parent-style-name="Normale">
      <style:paragraph-properties fo:margin-left="0cm" fo:margin-right="0cm" fo:text-align="center" style:justify-single-word="false" fo:text-indent="0cm" style:auto-text-indent="false" style:writing-mode="lr-tb"/>
      <style:text-properties style:font-name="Verdana" fo:language="en" fo:country="US" fo:font-weight="normal" officeooo:rsid="0012becb" officeooo:paragraph-rsid="0012becb" fo:background-color="transparent" style:font-weight-asian="normal" style:font-weight-complex="normal"/>
    </style:style>
    <style:style style:name="P91" style:family="paragraph" style:parent-style-name="Normale">
      <style:paragraph-properties fo:margin-left="0cm" fo:margin-right="0cm" fo:text-align="start" style:justify-single-word="false" fo:text-indent="0cm" style:auto-text-indent="false" style:writing-mode="lr-tb"/>
      <style:text-properties fo:language="it" fo:country="IT" fo:font-weight="bold" fo:background-color="transparent" style:font-weight-asian="bold" style:font-weight-complex="bold"/>
    </style:style>
    <style:style style:name="P92" style:family="paragraph" style:parent-style-name="Normale">
      <style:paragraph-properties fo:margin-left="0cm" fo:margin-right="0cm" fo:line-height="115%" fo:text-align="center" style:justify-single-word="false" fo:text-indent="0cm" style:auto-text-indent="false" style:writing-mode="lr-tb"/>
      <style:text-properties fo:font-variant="normal" fo:text-transform="none" fo:color="#000000" style:text-outline="false" style:text-line-through-style="none" style:text-line-through-type="none" style:text-position="0% 100%" style:font-name="Calibri1" fo:font-size="12pt" fo:letter-spacing="normal" fo:language="it" fo:country="IT" fo:font-style="normal" style:text-underline-style="none" fo:font-weight="normal" officeooo:rsid="0012becb" officeooo:paragraph-rsid="0012bec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style>
    <style:style style:name="P93" style:family="paragraph" style:parent-style-name="Titolo_20_2">
      <style:text-properties style:font-name="Calibri1" fo:font-size="12pt" fo:language="it" fo:country="IT" fo:font-weight="bold" fo:background-color="transparent" style:font-size-asian="12pt" style:font-weight-asian="bold" style:font-size-complex="12pt" style:font-weight-complex="bold"/>
    </style:style>
    <style:style style:name="P94" style:family="paragraph" style:parent-style-name="Titolo_20_3">
      <style:text-properties style:font-name="Calibri1" fo:font-size="18pt" fo:language="it" fo:country="IT" fo:font-weight="bold" fo:background-color="transparent" style:font-name-asian="Calibri2" style:font-size-asian="18pt" style:font-weight-asian="bold" style:font-name-complex="Calibri2" style:font-size-complex="18pt" style:font-weight-complex="bold"/>
    </style:style>
    <style:style style:name="P95" style:family="paragraph" style:parent-style-name="Titolo_20_3">
      <style:paragraph-properties fo:margin-left="0cm" fo:margin-right="0cm" fo:text-align="center" style:justify-single-word="false" fo:text-indent="0cm" style:auto-text-indent="false" style:writing-mode="lr-tb"/>
      <style:text-properties style:font-name="Calibri1" fo:font-size="18pt" fo:language="it" fo:country="IT" fo:font-weight="bold" fo:background-color="transparent" style:font-size-asian="18pt" style:font-weight-asian="bold" style:font-size-complex="18pt" style:font-weight-complex="bold"/>
    </style:style>
    <style:style style:name="P96" style:family="paragraph" style:parent-style-name="Titolo_20_4">
      <style:paragraph-properties fo:margin-left="0cm" fo:margin-right="0cm" fo:text-align="center" style:justify-single-word="false" fo:text-indent="0cm" style:auto-text-indent="false" style:writing-mode="lr-tb"/>
    </style:style>
    <style:style style:name="P97" style:family="paragraph" style:parent-style-name="Titolo_20_5">
      <style:paragraph-properties fo:text-align="center" style:justify-single-word="false"/>
      <style:text-properties style:font-name="Calibri1" fo:language="it" fo:country="IT" fo:font-weight="bold" fo:background-color="transparent" style:font-name-asian="Calibri2" style:font-weight-asian="bold" style:font-name-complex="Calibri2" style:font-weight-complex="bold"/>
    </style:style>
    <style:style style:name="P98" style:family="paragraph" style:parent-style-name="Titolo_20_5">
      <style:paragraph-properties fo:margin-left="0cm" fo:margin-right="0cm" fo:text-align="center" style:justify-single-word="false" fo:text-indent="0cm" style:auto-text-indent="false" style:writing-mode="lr-tb"/>
      <style:text-properties style:font-name="Calibri1" fo:language="it" fo:country="IT" fo:font-weight="bold" fo:background-color="transparent" style:font-weight-asian="bold" style:font-weight-complex="bold"/>
    </style:style>
    <style:style style:name="P99" style:family="paragraph" style:parent-style-name="Titolo_20_7">
      <style:paragraph-properties fo:line-height="115%"/>
      <style:text-properties style:font-name="Calibri1" fo:font-size="12pt" fo:language="it" fo:country="IT" fo:font-weight="normal" fo:background-color="transparent" style:font-size-asian="12pt" style:font-weight-asian="normal" style:font-size-complex="12pt" style:font-weight-complex="normal"/>
    </style:style>
    <style:style style:name="P100" style:family="paragraph" style:parent-style-name="Titolo_20_7">
      <style:paragraph-properties fo:margin-left="0cm" fo:margin-right="0cm" fo:text-align="center" style:justify-single-word="false" fo:text-indent="0cm" style:auto-text-indent="false" style:writing-mode="lr-tb"/>
      <style:text-properties style:font-name="Verdana" fo:language="en" fo:country="US" fo:font-weight="normal" fo:background-color="transparent" style:font-weight-asian="normal" style:font-weight-complex="normal"/>
    </style:style>
    <style:style style:name="P101" style:family="paragraph" style:parent-style-name="Titolo_20_7">
      <style:paragraph-properties fo:margin-left="0cm" fo:margin-right="0cm" fo:text-align="center" style:justify-single-word="false" fo:text-indent="0cm" style:auto-text-indent="false" style:writing-mode="lr-tb"/>
      <style:text-properties fo:font-variant="normal" fo:text-transform="none" fo:color="#000000" style:text-outline="false" style:text-line-through-style="none" style:text-line-through-type="none" style:text-position="0% 100%" style:font-name="Verdana" fo:font-size="14pt" fo:letter-spacing="normal" fo:language="it" fo:country="IT" fo:font-style="normal" style:text-underline-style="none" fo:font-weight="normal" officeooo:rsid="0012becb" officeooo:paragraph-rsid="0012becb" style:letter-kerning="false" fo:background-color="transparent" style:font-name-asian="Arial Unicode MS" style:font-size-asian="14pt" style:font-style-asian="normal" style:font-weight-asian="normal" style:font-name-complex="Arial Unicode MS" style:font-size-complex="14pt" style:font-style-complex="normal" style:font-weight-complex="normal"/>
    </style:style>
    <style:style style:name="P102" style:family="paragraph" style:parent-style-name="Titolo_20_7">
      <style:paragraph-properties fo:margin-left="0cm" fo:margin-right="0cm" fo:text-align="start" style:justify-single-word="false" fo:text-indent="0cm" style:auto-text-indent="false" style:writing-mode="lr-tb"/>
    </style:style>
    <style:style style:name="T1" style:family="text">
      <style:text-properties style:font-name="Calibri1" fo:font-size="16pt" fo:language="it" fo:country="IT" fo:font-weight="bold" fo:background-color="transparent" loext:char-shading-value="0" style:font-size-asian="16pt" style:font-weight-asian="bold" style:font-size-complex="16pt" style:font-weight-complex="bold"/>
    </style:style>
    <style:style style:name="T2" style:family="text">
      <style:text-properties style:font-name="Calibri1" fo:font-size="16pt" fo:language="it" fo:country="IT" fo:font-weight="bold" officeooo:rsid="0012becb" fo:background-color="transparent" loext:char-shading-value="0" style:font-size-asian="16pt" style:font-weight-asian="bold" style:font-size-complex="16pt" style:font-weight-complex="bold"/>
    </style:style>
    <style:style style:name="T3" style:family="text">
      <style:text-properties style:font-name="Calibri1" fo:font-size="16pt" fo:language="it" fo:country="IT" fo:font-weight="bold" officeooo:rsid="0031109e" fo:background-color="transparent" loext:char-shading-value="0" style:font-size-asian="16pt" style:font-weight-asian="bold" style:font-size-complex="16pt" style:font-weight-complex="bold"/>
    </style:style>
    <style:style style:name="T4" style:family="text">
      <style:text-properties style:font-name="Verdana" fo:font-size="14pt" fo:language="it" fo:country="IT" fo:background-color="transparent" loext:char-shading-value="0" style:font-size-asian="14pt" style:font-size-complex="14pt"/>
    </style:style>
    <style:style style:name="T5" style:family="text">
      <style:text-properties style:font-name="Verdana" fo:font-size="14pt" fo:language="it" fo:country="IT" officeooo:rsid="00136467" fo:background-color="transparent" loext:char-shading-value="0" style:font-size-asian="14pt" style:font-size-complex="14pt"/>
    </style:style>
    <style:style style:name="T6" style:family="text">
      <style:text-properties style:font-name="Verdana" fo:font-size="14pt" fo:language="it" fo:country="IT" officeooo:rsid="002a9823" fo:background-color="transparent" loext:char-shading-value="0" style:font-size-asian="14pt" style:font-size-complex="14pt"/>
    </style:style>
    <style:style style:name="T7" style:family="text">
      <style:text-properties style:font-name="Verdana" fo:font-size="14pt" fo:language="it" fo:country="IT" fo:font-style="italic" fo:background-color="transparent" loext:char-shading-value="0" style:font-size-asian="14pt" style:font-style-asian="italic" style:font-size-complex="14pt" style:font-style-complex="italic"/>
    </style:style>
    <style:style style:name="T8" style:family="text">
      <style:text-properties style:font-name="Verdana" fo:font-size="14pt" fo:language="it" fo:country="IT" fo:font-weight="bold" fo:background-color="transparent" loext:char-shading-value="0" style:font-size-asian="14pt" style:font-weight-asian="bold" style:font-size-complex="14pt" style:font-weight-complex="bold"/>
    </style:style>
    <style:style style:name="T9" style:family="text">
      <style:text-properties style:font-name="Verdana" fo:language="it" fo:country="IT" fo:font-weight="normal" fo:background-color="transparent" loext:char-shading-value="0" style:font-weight-asian="normal" style:font-weight-complex="normal"/>
    </style:style>
    <style:style style:name="T10" style:family="text">
      <style:text-properties style:font-name="Verdana" fo:language="it" fo:country="IT" fo:font-weight="normal" officeooo:rsid="0012becb" fo:background-color="transparent" loext:char-shading-value="0" style:font-weight-asian="normal" style:font-weight-complex="normal"/>
    </style:style>
    <style:style style:name="T11" style:family="text">
      <style:text-properties fo:language="it" fo:country="IT"/>
    </style:style>
    <style:style style:name="T12" style:family="text">
      <style:text-properties fo:language="it" fo:country="IT" fo:font-weight="normal" officeooo:rsid="001c5171" fo:background-color="transparent" loext:char-shading-value="0" style:font-name-asian="Verdana1" style:font-weight-asian="normal" style:font-name-complex="Verdana1" style:font-weight-complex="normal"/>
    </style:style>
    <style:style style:name="T13" style:family="text">
      <style:text-properties fo:language="it" fo:country="IT" officeooo:rsid="0034461e"/>
    </style:style>
    <style:style style:name="T14" style:family="text">
      <style:text-properties fo:language="it" fo:country="IT" fo:font-weight="bold" officeooo:rsid="001c5171" fo:background-color="transparent" loext:char-shading-value="0" style:font-name-asian="Verdana1" style:font-weight-asian="bold" style:font-name-complex="Verdana1" style:font-weight-complex="bold"/>
    </style:style>
    <style:style style:name="T15" style:family="text">
      <style:text-properties fo:font-variant="normal" fo:text-transform="none" fo:color="#000000" style:text-outline="false" style:text-line-through-style="none" style:text-line-through-type="none" style:text-position="0% 100%" style:font-name="Verdana" fo:font-size="14pt" fo:letter-spacing="normal" fo:language="it" fo:country="IT" fo:font-style="italic" style:text-underline-style="none" fo:font-weight="normal" officeooo:rsid="0012becb" style:letter-kerning="true" fo:background-color="transparent" loext:char-shading-value="0" style:font-name-asian="Arial Unicode MS" style:font-size-asian="14pt" style:font-style-asian="italic" style:font-weight-asian="normal" style:font-name-complex="Arial Unicode MS" style:font-size-complex="14pt" style:font-style-complex="italic" style:font-weight-complex="normal"/>
    </style:style>
    <style:style style:name="T16" style:family="text">
      <style:text-properties fo:font-variant="normal" fo:text-transform="none" fo:color="#000000" style:text-outline="false" style:text-line-through-style="none" style:text-line-through-type="none" style:text-position="0% 100%" fo:letter-spacing="normal" fo:language="it" fo:country="IT" fo:font-style="normal" style:text-underline-style="none" fo:font-weight="normal" style:letter-kerning="true" fo:background-color="transparent" loext:char-shading-value="0" style:font-name-asian="Verdana1" style:font-style-asian="normal" style:font-weight-asian="normal" style:font-name-complex="Verdana1"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fo:letter-spacing="normal" fo:language="it" fo:country="IT" fo:font-style="normal" style:text-underline-style="none" fo:font-weight="normal" officeooo:rsid="001c5171" style:letter-kerning="true" fo:background-color="transparent" loext:char-shading-value="0" style:font-name-asian="Verdana1" style:font-style-asian="normal" style:font-weight-asian="normal" style:font-name-complex="Verdana1" style:font-style-complex="normal" style:font-weight-complex="normal"/>
    </style:style>
    <style:style style:name="T18" style:family="text">
      <style:text-properties fo:font-variant="normal" fo:text-transform="none" fo:color="#000000" style:text-outline="false" style:text-line-through-style="none" style:text-line-through-type="none" style:text-position="0% 100%" fo:letter-spacing="normal" fo:language="it" fo:country="IT" fo:font-style="normal" style:text-underline-style="none" fo:font-weight="normal" officeooo:rsid="001d6329" style:letter-kerning="true" fo:background-color="transparent" loext:char-shading-value="0" style:font-name-asian="Verdana1" style:font-style-asian="normal" style:font-weight-asian="normal" style:font-name-complex="Verdana1" style:font-style-complex="normal" style:font-weight-complex="normal"/>
    </style:style>
    <style:style style:name="T19" style:family="text">
      <style:text-properties fo:font-variant="normal" fo:text-transform="none" fo:color="#000000" style:text-outline="false" style:text-line-through-style="none" style:text-line-through-type="none" style:text-position="0% 100%" fo:letter-spacing="normal" fo:language="it" fo:country="IT" fo:font-style="normal" style:text-underline-style="none" fo:font-weight="normal" officeooo:rsid="001dc3bd" style:letter-kerning="true" fo:background-color="transparent" loext:char-shading-value="0" style:font-name-asian="Verdana1" style:font-style-asian="normal" style:font-weight-asian="normal" style:font-name-complex="Verdana1"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fo:letter-spacing="normal" fo:language="it" fo:country="IT" fo:font-style="normal" style:text-underline-style="none" fo:font-weight="bold" style:letter-kerning="true" fo:background-color="transparent" loext:char-shading-value="0" style:font-name-asian="Verdana1" style:font-style-asian="normal" style:font-weight-asian="bold" style:font-name-complex="Verdana1" style:font-style-complex="normal" style:font-weight-complex="bold"/>
    </style:style>
    <style:style style:name="T21" style:family="text">
      <style:text-properties fo:font-variant="normal" fo:text-transform="none" fo:color="#000000" style:text-outline="false" style:text-line-through-style="none" style:text-line-through-type="none" style:text-position="0% 100%" style:font-name="Calibri" fo:font-size="12pt" fo:letter-spacing="normal" fo:language="it" fo:country="IT" fo:font-style="normal" style:text-underline-style="none" fo:font-weight="normal" style:letter-kerning="tru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Calibri" fo:font-size="12pt" fo:letter-spacing="normal" fo:language="it" fo:country="IT" fo:font-style="normal" style:text-underline-style="none" fo:font-weight="normal" officeooo:rsid="0034461e" style:letter-kerning="tru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Calibri" fo:font-size="12pt" fo:letter-spacing="normal" fo:language="it" fo:country="IT" fo:font-style="normal" style:text-underline-style="none" fo:font-weight="normal" officeooo:rsid="00355772" style:letter-kerning="tru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4" style:family="text">
      <style:text-properties fo:font-variant="normal" fo:text-transform="none" fo:color="#000000" style:text-outline="false" style:text-line-through-style="none" style:text-line-through-type="none" style:text-position="0% 100%" style:font-name="Calibri" fo:font-size="12pt" fo:letter-spacing="normal" fo:language="it" fo:country="IT" fo:font-style="normal" style:text-underline-style="none" fo:font-weight="normal" officeooo:rsid="00368e33" style:letter-kerning="tru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5" style:family="text">
      <style:text-properties fo:font-variant="normal" fo:text-transform="none" fo:color="#000000" style:text-outline="false" style:text-line-through-style="none" style:text-line-through-type="none" style:text-position="0% 100%" style:font-name="Calibri" fo:font-size="12pt" fo:letter-spacing="normal" fo:language="it" fo:country="IT" fo:font-style="normal" style:text-underline-style="none" fo:font-weight="normal" officeooo:rsid="002f18c3" style:letter-kerning="tru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6" style:family="text">
      <style:text-properties fo:font-variant="normal" fo:text-transform="none" fo:color="#000000" style:text-outline="false" style:text-line-through-style="none" style:text-line-through-type="none" style:text-position="0% 100%" style:font-name="Calibri" fo:font-size="12pt" fo:letter-spacing="normal" fo:language="it" fo:country="IT" fo:font-style="normal" style:text-underline-style="none" fo:font-weight="normal" officeooo:rsid="0037e417" style:letter-kerning="tru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Calibri" fo:font-size="12pt" fo:letter-spacing="normal" fo:language="it" fo:country="IT" style:letter-kerning="true" fo:background-color="transparent" loext:char-shading-value="0" style:font-name-asian="Arial Unicode MS" style:font-size-asian="12pt" style:font-name-complex="Arial Unicode MS" style:font-size-complex="12pt"/>
    </style:style>
    <style:style style:name="T28" style:family="text">
      <style:text-properties fo:font-variant="normal" fo:text-transform="none" fo:color="#000000" style:text-outline="false" style:text-line-through-style="none" style:text-line-through-type="none" style:text-position="0% 100%" style:font-name="Calibri" fo:font-size="12pt" fo:letter-spacing="normal" fo:language="it" fo:country="IT" officeooo:rsid="0034461e" style:letter-kerning="true" fo:background-color="transparent" loext:char-shading-value="0" style:font-name-asian="Arial Unicode MS" style:font-size-asian="12pt" style:font-name-complex="Arial Unicode MS" style:font-size-complex="12pt"/>
    </style:style>
    <style:style style:name="T29" style:family="text">
      <style:text-properties fo:font-variant="normal" fo:text-transform="none" fo:color="#000000" style:text-outline="false" style:text-line-through-style="none" style:text-line-through-type="none" style:text-position="0% 100%" fo:font-size="12pt" fo:letter-spacing="normal" fo:language="it" fo:country="IT" style:letter-kerning="true" fo:background-color="transparent" loext:char-shading-value="0" style:font-name-asian="Arial Unicode MS" style:font-size-asian="12pt" style:font-name-complex="Arial Unicode MS" style:font-size-complex="12pt"/>
    </style:style>
    <style:style style:name="T30" style:family="text">
      <style:text-properties fo:font-variant="normal" fo:text-transform="none" fo:color="#000000" style:text-outline="false" style:text-line-through-style="none" style:text-line-through-type="none" style:text-position="0% 100%" fo:font-size="12pt" fo:letter-spacing="normal" fo:language="it" fo:country="IT" officeooo:rsid="0034461e" style:letter-kerning="true" fo:background-color="transparent" loext:char-shading-value="0" style:font-name-asian="Arial Unicode MS" style:font-size-asian="12pt" style:font-name-complex="Arial Unicode MS" style:font-size-complex="12pt"/>
    </style:style>
    <style:style style:name="T31" style:family="text">
      <style:text-properties fo:font-variant="normal" fo:text-transform="none" fo:color="#000000" style:text-outline="false" style:text-line-through-style="none" style:text-line-through-type="none" style:text-position="0% 100%" style:font-name="Calibri" fo:font-size="12pt" fo:letter-spacing="normal" fo:language="it" fo:country="IT" fo:font-style="normal" style:text-underline-style="none" fo:font-weight="normal" officeooo:rsid="0037e417" style:letter-kerning="true" fo:background-color="transparent" loext:char-shading-value="0" style:font-name-asian="Verdana1" style:font-size-asian="12pt" style:font-style-asian="normal" style:font-weight-asian="normal" style:font-name-complex="Verdana1" style:font-size-complex="12pt" style:font-style-complex="normal" style:font-weight-complex="normal"/>
    </style:style>
    <style:style style:name="T32" style:family="text">
      <style:text-properties fo:font-weight="bold" style:font-weight-asian="bold" style:font-weight-complex="bold"/>
    </style:style>
    <style:style style:name="T33" style:family="text">
      <style:text-properties fo:font-weight="bold" officeooo:rsid="0019e031" style:font-weight-asian="bold" style:font-weight-complex="bold"/>
    </style:style>
    <style:style style:name="T34" style:family="text">
      <style:text-properties fo:font-weight="bold" officeooo:rsid="001a49f3" style:font-weight-asian="bold" style:font-weight-complex="bold"/>
    </style:style>
    <style:style style:name="T35" style:family="text">
      <style:text-properties officeooo:rsid="001b069a"/>
    </style:style>
    <style:style style:name="T36" style:family="text">
      <style:text-properties officeooo:rsid="001c5171"/>
    </style:style>
    <style:style style:name="T37" style:family="text">
      <style:text-properties officeooo:rsid="0023c25b"/>
    </style:style>
    <style:style style:name="T38" style:family="text">
      <style:text-properties officeooo:rsid="0023f2c0"/>
    </style:style>
    <style:style style:name="T39" style:family="text">
      <style:text-properties officeooo:rsid="00240749"/>
    </style:style>
    <style:style style:name="T40" style:family="text">
      <style:text-properties style:font-name="Calibri" fo:font-size="12pt" fo:language="it" fo:country="IT" officeooo:rsid="0023f2c0" fo:background-color="transparent" loext:char-shading-value="0" style:font-name-asian="Verdana1" style:font-size-asian="12pt" style:font-name-complex="Verdana1" style:font-size-complex="12pt"/>
    </style:style>
    <style:style style:name="T41" style:family="text">
      <style:text-properties style:font-name="Calibri" fo:font-size="12pt" fo:language="it" fo:country="IT" officeooo:rsid="00254b0b" fo:background-color="transparent" loext:char-shading-value="0" style:font-name-asian="Verdana1" style:font-size-asian="12pt" style:font-name-complex="Verdana1" style:font-size-complex="12pt"/>
    </style:style>
    <style:style style:name="T42" style:family="text">
      <style:text-properties style:font-name="Calibri" fo:font-size="12pt" fo:language="it" fo:country="IT" officeooo:rsid="002644b7" fo:background-color="transparent" loext:char-shading-value="0" style:font-name-asian="Verdana1" style:font-size-asian="12pt" style:font-name-complex="Verdana1" style:font-size-complex="12pt"/>
    </style:style>
    <style:style style:name="T43" style:family="text">
      <style:text-properties style:font-name="Calibri" fo:font-size="12pt" fo:language="it" fo:country="IT" officeooo:rsid="0027f4b5" fo:background-color="transparent" loext:char-shading-value="0" style:font-name-asian="Verdana1" style:font-size-asian="12pt" style:font-name-complex="Verdana1" style:font-size-complex="12pt"/>
    </style:style>
    <style:style style:name="T44" style:family="text">
      <style:text-properties style:font-name="Calibri" fo:font-size="12pt" fo:language="it" fo:country="IT" officeooo:rsid="0029d050" fo:background-color="transparent" loext:char-shading-value="0" style:font-name-asian="Verdana1" style:font-size-asian="12pt" style:font-name-complex="Verdana1" style:font-size-complex="12pt"/>
    </style:style>
    <style:style style:name="T45" style:family="text">
      <style:text-properties style:font-name="Calibri" fo:font-size="12pt" fo:language="it" fo:country="IT" officeooo:rsid="002a9823" fo:background-color="transparent" loext:char-shading-value="0" style:font-name-asian="Verdana1" style:font-size-asian="12pt" style:font-name-complex="Verdana1" style:font-size-complex="12pt"/>
    </style:style>
    <style:style style:name="T46" style:family="text">
      <style:text-properties style:font-name="Calibri" fo:font-size="12pt" fo:language="it" fo:country="IT" officeooo:rsid="0018c76c" fo:background-color="transparent" loext:char-shading-value="0" style:font-name-asian="Verdana1" style:font-size-asian="12pt" style:font-name-complex="Verdana1" style:font-size-complex="12pt"/>
    </style:style>
    <style:style style:name="T47" style:family="text">
      <style:text-properties style:font-name="Calibri" fo:font-size="12pt" fo:language="it" fo:country="IT" officeooo:rsid="00302709" fo:background-color="transparent" loext:char-shading-value="0" style:font-name-asian="Verdana1" style:font-size-asian="12pt" style:font-name-complex="Verdana1" style:font-size-complex="12pt"/>
    </style:style>
    <style:style style:name="T48" style:family="text">
      <style:text-properties style:font-name="Calibri" fo:font-size="12pt" fo:language="it" fo:country="IT" officeooo:rsid="001924c3" fo:background-color="transparent" loext:char-shading-value="0" style:font-name-asian="Verdana1" style:font-size-asian="12pt" style:font-name-complex="Verdana1" style:font-size-complex="12pt"/>
    </style:style>
    <style:style style:name="T49" style:family="text">
      <style:text-properties style:font-name="Calibri" fo:font-size="12pt" fo:language="it" fo:country="IT" officeooo:rsid="0019f80f" fo:background-color="transparent" loext:char-shading-value="0" style:font-name-asian="Verdana1" style:font-size-asian="12pt" style:font-name-complex="Verdana1" style:font-size-complex="12pt"/>
    </style:style>
    <style:style style:name="T50" style:family="text">
      <style:text-properties style:font-name="Calibri" fo:font-size="12pt" fo:language="it" fo:country="IT" fo:font-weight="bold" officeooo:rsid="002644b7" fo:background-color="transparent" loext:char-shading-value="0" style:font-name-asian="Verdana1" style:font-size-asian="12pt" style:font-weight-asian="bold" style:font-name-complex="Verdana1" style:font-size-complex="12pt" style:font-weight-complex="bold"/>
    </style:style>
    <style:style style:name="T51" style:family="text">
      <style:text-properties style:font-name="Calibri" fo:font-size="12pt" fo:language="it" fo:country="IT" fo:font-weight="bold" officeooo:rsid="0027f4b5" fo:background-color="transparent" loext:char-shading-value="0" style:font-name-asian="Verdana1" style:font-size-asian="12pt" style:font-weight-asian="bold" style:font-name-complex="Verdana1" style:font-size-complex="12pt" style:font-weight-complex="bold"/>
    </style:style>
    <style:style style:name="T52" style:family="text">
      <style:text-properties style:font-name="Calibri" fo:font-size="12pt" fo:language="it" fo:country="IT" fo:font-weight="bold" officeooo:rsid="0018c76c" fo:background-color="transparent" loext:char-shading-value="0" style:font-name-asian="Verdana1" style:font-size-asian="12pt" style:font-weight-asian="bold" style:font-name-complex="Verdana1" style:font-size-complex="12pt" style:font-weight-complex="bold"/>
    </style:style>
    <style:style style:name="T53" style:family="text">
      <style:text-properties style:font-name="Calibri" fo:font-weight="bold" style:font-weight-asian="bold" style:font-weight-complex="bold"/>
    </style:style>
    <style:style style:name="T54" style:family="text">
      <style:text-properties style:font-name="Calibri" fo:language="it" fo:country="IT" fo:font-style="normal" officeooo:rsid="0034461e" style:font-style-asian="normal" style:font-style-complex="normal"/>
    </style:style>
    <style:style style:name="T55" style:family="text">
      <style:text-properties style:font-name="Calibri" fo:language="it" fo:country="IT" fo:font-style="normal" officeooo:rsid="00368e33" style:font-style-asian="normal" style:font-style-complex="normal"/>
    </style:style>
    <style:style style:name="T56" style:family="text">
      <style:text-properties style:font-name="Calibri" fo:language="it" fo:country="IT" fo:font-style="normal" officeooo:rsid="002f18c3" style:font-style-asian="normal" style:font-style-complex="normal"/>
    </style:style>
    <style:style style:name="T57" style:family="text">
      <style:text-properties style:font-name="Calibri" fo:language="it" fo:country="IT" fo:font-style="normal" officeooo:rsid="0031109e" style:font-style-asian="normal" style:font-style-complex="normal"/>
    </style:style>
    <style:style style:name="T58" style:family="text">
      <style:text-properties style:font-name="Calibri" fo:language="it" fo:country="IT" fo:font-style="normal" officeooo:rsid="00326d2d" style:font-style-asian="normal" style:font-style-complex="normal"/>
    </style:style>
    <style:style style:name="T59" style:family="text">
      <style:text-properties style:font-name="Calibri" fo:language="it" fo:country="IT" fo:font-style="normal" officeooo:rsid="0037e417" style:font-style-asian="normal" style:font-style-complex="normal"/>
    </style:style>
    <style:style style:name="T60" style:family="text">
      <style:text-properties officeooo:rsid="002b5c95"/>
    </style:style>
    <style:style style:name="T61" style:family="text">
      <style:text-properties officeooo:rsid="002bded0"/>
    </style:style>
    <style:style style:name="T62" style:family="text">
      <style:text-properties style:font-name="Calbri" officeooo:rsid="002d0ca1"/>
    </style:style>
    <style:style style:name="T63" style:family="text">
      <style:text-properties style:font-name="Calbri" fo:font-style="italic" officeooo:rsid="002d0ca1" style:font-style-asian="italic" style:font-style-complex="italic"/>
    </style:style>
    <style:style style:name="T64" style:family="text">
      <style:text-properties style:font-name="Calbri" fo:font-style="normal" officeooo:rsid="002d0ca1" style:font-style-asian="normal" style:font-style-complex="normal"/>
    </style:style>
    <style:style style:name="T65" style:family="text">
      <style:text-properties style:font-name="Calbri" fo:font-style="normal" officeooo:rsid="002d2bd4" style:font-style-asian="normal" style:font-style-complex="normal"/>
    </style:style>
    <style:style style:name="T66" style:family="text">
      <style:text-properties style:font-name="Calbri" officeooo:rsid="00368e33"/>
    </style:style>
    <style:style style:name="T67" style:family="text">
      <style:text-properties fo:font-style="normal" style:font-style-asian="normal" style:font-style-complex="normal"/>
    </style:style>
    <style:style style:name="T68" style:family="text">
      <style:text-properties fo:font-style="normal" officeooo:rsid="002d0ca1" style:font-style-asian="normal" style:font-style-complex="normal"/>
    </style:style>
    <style:style style:name="T69" style:family="text">
      <style:text-properties fo:font-style="normal" officeooo:rsid="002d2bd4" style:font-style-asian="normal" style:font-style-complex="normal"/>
    </style:style>
    <style:style style:name="T70" style:family="text">
      <style:text-properties fo:font-style="normal" officeooo:rsid="002ed069" style:font-style-asian="normal" style:font-style-complex="normal"/>
    </style:style>
    <style:style style:name="T71" style:family="text">
      <style:text-properties fo:font-style="normal" officeooo:rsid="0030992c" style:font-style-asian="normal" style:font-style-complex="normal"/>
    </style:style>
    <style:style style:name="T72" style:family="text">
      <style:text-properties fo:font-style="normal" officeooo:rsid="0034461e" style:font-style-asian="normal" style:font-style-complex="normal"/>
    </style:style>
    <style:style style:name="T73" style:family="text">
      <style:text-properties fo:font-style="normal" officeooo:rsid="00355772" style:font-style-asian="normal" style:font-style-complex="normal"/>
    </style:style>
    <style:style style:name="T74" style:family="text">
      <style:text-properties fo:font-style="normal" fo:font-weight="normal" fo:background-color="transparent" loext:char-shading-value="0" style:font-style-asian="normal" style:font-weight-asian="normal" style:font-style-complex="normal" style:font-weight-complex="normal"/>
    </style:style>
    <style:style style:name="T75" style:family="text">
      <style:text-properties fo:font-style="normal" fo:font-weight="normal" officeooo:rsid="0039a66a" fo:background-color="transparent" loext:char-shading-value="0" style:font-style-asian="normal" style:font-weight-asian="normal" style:font-style-complex="normal" style:font-weight-complex="normal"/>
    </style:style>
    <style:style style:name="T76" style:family="text">
      <style:text-properties officeooo:rsid="002f18c3"/>
    </style:style>
    <style:style style:name="T77" style:family="text">
      <style:text-properties officeooo:rsid="00302709"/>
    </style:style>
    <style:style style:name="T78" style:family="text">
      <style:text-properties officeooo:rsid="0034461e"/>
    </style:style>
    <style:style style:name="T79" style:family="text">
      <style:text-properties officeooo:rsid="0037e4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h text:style-name="P93" text:outline-level="2">ITI VE III</text:h>
            <text:p text:style-name="P87">PALERMO</text:p>
          </table:table-cell>
          <table:covered-table-cell/>
          <table:table-cell table:style-name="Table1.C1" table:number-columns-spanned="2" office:value-type="string">
            <text:h text:style-name="P94" text:outline-level="3"/>
            <text:h text:style-name="P95" text:outline-level="3">LABORATORIO</text:h>
            <text:p text:style-name="P81"/>
            <text:h text:style-name="P96" text:outline-level="3"><text:span text:style-name="T3">SeR</text:span><text:span text:style-name="T1"> <text:s/>– CLASSE </text:span><text:span text:style-name="T2">QUINTA</text:span><text:span text:style-name="T1"> INFORMATICA</text:span></text:h>
          </table:table-cell>
          <table:covered-table-cell/>
          <table:table-cell table:style-name="Table1.C1" office:value-type="string">
            <text:h text:style-name="P97" text:outline-level="3"/>
            <text:h text:style-name="P98" text:outline-level="3">PROVA</text:h>
            <text:p text:style-name="P82"/>
            <text:p text:style-name="P88">N°</text:p>
            <text:p text:style-name="P89">1</text:p>
          </table:table-cell>
        </table:table-row>
        <table:table-row table:style-name="Table1.2">
          <table:table-cell table:style-name="Table1.C1" table:number-columns-spanned="5" office:value-type="string">
            <text:p text:style-name="Corpo_20_del_20_testo"><text:span text:style-name="T8">ESERCITAZIONE: </text:span><text:span text:style-name="T5">Firmare digitalmente un documento e verificarlo.</text:span></text:p>
          </table:table-cell>
          <table:covered-table-cell/>
          <table:covered-table-cell/>
          <table:covered-table-cell/>
          <table:covered-table-cell/>
        </table:table-row>
        <table:table-row table:style-name="Table1.3">
          <table:table-cell table:style-name="Table1.C1" table:number-columns-spanned="5" office:value-type="string">
            <text:p text:style-name="Normale"><text:span text:style-name="T8">OBIETTIVI DELLA PROVA:</text:span><text:span text:style-name="T4"> </text:span><text:span text:style-name="T5">Firmare un documento in digitale </text:span><text:span text:style-name="T6">e verificarlo con la chiave pubblica del soggetto, estratta dal suo certificato rilasciato da una CA.</text:span></text:p>
          </table:table-cell>
          <table:covered-table-cell/>
          <table:covered-table-cell/>
          <table:covered-table-cell/>
          <table:covered-table-cell/>
        </table:table-row>
        <table:table-row table:style-name="Table1.4">
          <table:table-cell table:style-name="Table1.C1" table:number-rows-spanned="2" office:value-type="string">
            <text:p text:style-name="P83"/>
            <text:h text:style-name="P100" text:outline-level="3">DATA</text:h>
            <text:p text:style-name="P90">19/11/2024</text:p>
          </table:table-cell>
          <table:table-cell table:style-name="Table1.C1" table:number-rows-spanned="2" table:number-columns-spanned="2" office:value-type="string">
            <text:p text:style-name="P84"/>
            <text:h text:style-name="P101" text:outline-level="3">IGNAZIO LEONARDO CALOGERO SPERANDEO</text:h>
          </table:table-cell>
          <table:covered-table-cell/>
          <table:table-cell table:style-name="Table1.C1" table:number-columns-spanned="2" office:value-type="string">
            <text:p text:style-name="P84"/>
            <text:h text:style-name="P102" text:outline-level="3"><text:span text:style-name="T9">CLASSE: <text:s text:c="2"/></text:span><text:span text:style-name="T10">5</text:span><text:span text:style-name="T9"> <text:s/>Sez. </text:span><text:span text:style-name="T10">Inf</text:span><text:span text:style-name="T9"> <text:s text:c="4"/></text:span></text:h>
            <text:p text:style-name="P91"><text:s text:c="10"/></text:p>
          </table:table-cell>
          <table:covered-table-cell/>
        </table:table-row>
        <table:table-row table:style-name="Table1.5">
          <table:covered-table-cell/>
          <table:covered-table-cell/>
          <table:covered-table-cell/>
          <table:table-cell table:style-name="Table1.C1" table:number-columns-spanned="2" office:value-type="string">
            <text:h text:style-name="P99" text:outline-level="3">SPECIALIZZAZIONE</text:h>
            <text:p text:style-name="P92">INFORMATICA E TELECOMUNICAZIONI</text:p>
          </table:table-cell>
          <table:covered-table-cell/>
        </table:table-row>
      </table:table>
      <text:p text:style-name="P2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Normale"/>
      <table:table table:name="Table6" table:style-name="Table6">
        <table:table-column table:style-name="Table6.A"/>
        <text:soft-page-break/>
        <table:table-row table:style-name="Table6.1">
          <table:table-cell table:style-name="Table6.A1" office:value-type="string">
            <text:p text:style-name="P2"><text:span text:style-name="T7">- - - </text:span><text:span text:style-name="T15">CENNI TEORICI</text:span><text:span text:style-name="T7"> - - - </text:span></text:p>
          </table:table-cell>
        </table:table-row>
        <table:table-row table:style-name="Table6.2">
          <table:table-cell table:style-name="Table6.A2" office:value-type="string">
            <text:p text:style-name="P49"><text:span text:style-name="T52">La criptografia</text:span><text:span text:style-name="T46"> rappresenta un insieme di tecniche utilizzate per rendere incomprensibile un messaggio da parte di terzi. Si definisce cifrario, l’algoritmo di criptografia, che può utilizzare una o più chiavi, </text:span><text:span text:style-name="T47">o</text:span><text:span text:style-name="T46">ssia l’elemento il cui valore consente di dec</text:span><text:span text:style-name="T31">ifrare</text:span><text:span text:style-name="T46"> il messaggio e renderlo leggibile. </text:span><text:span text:style-name="T48">Il cifrario è pubblico a tutti ma i</text:span><text:span text:style-name="T49">l valore della chiave </text:span><text:span text:style-name="T48">dev</text:span><text:span text:style-name="T49">e</text:span><text:span text:style-name="T48"> rimanere segret</text:span><text:span text:style-name="T49">o</text:span><text:span text:style-name="T48">. Il numero di chiavi previste in una tipologia di criptografia dipende dal cifrario. Tra le principali tipologie di criptografia troviamo:</text:span></text:p>
            <text:p text:style-name="P4"/>
            <text:list xml:id="list4215773698" text:style-name="L1">
              <text:list-item>
                <text:p text:style-name="P26">Criptografia a chiave simmetrica</text:p>
              </text:list-item>
              <text:list-item>
                <text:p text:style-name="P28"><text:span text:style-name="T32">Criptografia a chiave asim</text:span><text:span text:style-name="T33">m</text:span><text:span text:style-name="T32">etrica</text:span></text:p>
              </text:list-item>
            </text:list>
            <text:p text:style-name="P27"/>
            <text:p text:style-name="P6">La criptografia asimmetrica è una tipologia di criptografia che sfrutta due chiavi per la criptazione e decriptazione dei messaggi. In particolare le chiavi sono 2 e si distinguono in:</text:p>
            <text:p text:style-name="P6"/>
            <text:list xml:id="list762751869" text:style-name="L2">
              <text:list-item>
                <text:p text:style-name="P29"><text:span text:style-name="T34">C</text:span><text:span text:style-name="T32">hiave pubblica:</text:span> resa nota a tutti.</text:p>
              </text:list-item>
              <text:list-item>
                <text:p text:style-name="P29"><text:span text:style-name="T32">Chiave privata: </text:span>non deve essere resa nota a tutti, la deve custodire solo il proprietario.</text:p>
              </text:list-item>
            </text:list>
            <text:p text:style-name="P7">La chiave pubblica e la chiave privata sono matematicamente correlate tra di loro, il che significa che cifrando con la chiave pubblica un messaggio tale potrà essere decifrato soltanto da chi possiede la chiave privata e viceversa. Un altro aspetto molto importante della criptografia asimmetrica è quello che a partire dalla chiave privata si può risalire alla chiave pubblica ma non il viceversa. In particolare non è impossibile risalire dalla chiave pubblica alla chiave privata ma risulta essere un operazione inversa, matematicamente complessa. Sebbene ci sono diversi tipi di attacchi che potrebbero calcolare la chiave privata <text:span text:style-name="T35">a partire dalla pubblica, a seconda della lunghezza delle chiavi, richiederebbe molto tempo di calcolo come ad esempio il Brute Force. Proprio per questo la criptografia asimmetrica è un sistema più sicuro rispetto alla criptografia simmetrica. Ma nonostante ciò, la criptografia simmetrica risulta essere più veloce rispetto alla criptografia asimmetrica.</text:span></text:p>
            <text:p text:style-name="P8">Attraverso la criptografia asimmetrica si hanno 3 possibili scenari, ognuno dei quali garantisce una determinata <text:span text:style-name="T36">sicurezza.</text:span></text:p>
            <text:p text:style-name="P8"/>
            <text:p text:style-name="P9"><text:span text:style-name="T14">Il primo scenario</text:span><text:span text:style-name="T12"> prevede che il messaggio da inviare ad un destinatario (Bob) da parte del mittente (</text:span><text:span text:style-name="T17">Alice), venga cifrato con la chiave privata di Alice e decifrato, da parte di Bob, con la chiave pubblica di Alice. Questo scenario garantisce l’identità del mittente che ha inviato quel messaggio, ma nonostante ciò, il messaggio cifrato risulta decifrabile da tutti, in quanto la chiave pubblica di Alice è disponibile a tutti. </text:span><text:span text:style-name="T18">Su questo scenario si basa il funzionamento della firma digitale.</text:span></text:p>
            <text:p text:style-name="P30"/>
            <text:p text:style-name="P10"><text:span text:style-name="T20">Il secondo scenario</text:span><text:span text:style-name="T16"> prevede che il messaggio da inviare a Bob da parte di Alice, venga cifrato con la chiave pubblica di Bob e decifrato, da parte di Bob, con la chiave privata di Bob. Questo scenario garantisce la segretezza, perché l’unico modo per poter decifrare il messaggio è utilizzando la chiave privata di Bob. Utilizzando questo scenario non si ha la garanzia che il messaggi</text:span><text:span text:style-name="T19">o</text:span><text:span text:style-name="T16"> provenga </text:span><text:span text:style-name="T19">da Alice.</text:span></text:p>
            <text:p text:style-name="P31"/>
            <text:p text:style-name="P31"/>
            <text:p text:style-name="P18"><text:soft-page-break/><text:span text:style-name="T20">Il terzo e ultimo scenario</text:span><text:span text:style-name="T16">, garantisce sia la l’identità e sia la segrettezza. In particolare, il messaggio che Alice dovrà inviare a Bob verrà, inzialmente, cifrato con la chiave privata di Alice (autocertificazione) e infine verrà cifrato con la chiave pubblica di Bob (riservatezza). Bob per poter decifrare completamente, il messaggio arrivato da Alice, dovrà prima, decifrare con la chiave privata di Bob e infine decifrare, nuovamente, attraverso la chiave pubblica di Alice. In questa maniera Bob è sicuro che il messaggio provenga da Alice e che nessuno lo possa decifrare. Questo tipo di scenario è utilizzato per lo scambio di chiavi di sessioni. </text:span></text:p>
            <text:p text:style-name="P24"/>
            <text:p text:style-name="P32"><text:span text:style-name="T32">La firma digitale</text:span> è un tipo di firma elettronica qualificata <text:span text:style-name="T37">che garantisce:</text:span></text:p>
            <text:list xml:id="list4169936694" text:style-name="L3">
              <text:list-item>
                <text:p text:style-name="P33"><text:span text:style-name="T32">Autenticità: </text:span>garantisce l’identita di chi ha firmato il documento.</text:p>
              </text:list-item>
              <text:list-item>
                <text:p text:style-name="P33"><text:span text:style-name="T32">Non ripudio:</text:span> garantisce che il documento ha piena validità legale.</text:p>
              </text:list-item>
              <text:list-item>
                <text:p text:style-name="P33"><text:span text:style-name="T32">Integrità: </text:span>garantisce che il documento firmato, non venga modificato dopo la firma.</text:p>
              </text:list-item>
            </text:list>
            <text:p text:style-name="P32">La firma digitale si basa sulla criptografia asimmetrica, infatti per firmare digitalmente un documento bisogna seguire i seguenti passaggi:</text:p>
            <text:list xml:id="list3618017106" text:style-name="L4">
              <text:list-item>
                <text:p text:style-name="P34"><text:span text:style-name="T32">Calcolare l’hash</text:span> del documento da firmare, ottenendo un message digest.</text:p>
              </text:list-item>
              <text:list-item>
                <text:p text:style-name="P34"><text:span text:style-name="T32">Cifrare il message digest</text:span> con la chiave privata di chi sta firmando il documento, questo passaggio determina la firma digitale di quel documento.</text:p>
              </text:list-item>
            </text:list>
            <text:p text:style-name="P32">Per verificare l’autenticità di un documento firmato digitalemente da una persona (Alice) bisogna effettuare i seguenti passaggi:</text:p>
            <text:p text:style-name="P32"/>
            <text:list xml:id="list3911559170" text:style-name="L5">
              <text:list-item>
                <text:p text:style-name="P35"><text:span text:style-name="T32">Decifrare il message digest</text:span> del documento con la chiave pubblica di Alice</text:p>
              </text:list-item>
              <text:list-item>
                <text:p text:style-name="P35"><text:span text:style-name="T32">Calcolare l’hash </text:span>del documento ricevuto</text:p>
              </text:list-item>
              <text:list-item>
                <text:p text:style-name="P35"><text:span text:style-name="T32">Confrontare il message digest</text:span> decifrato con la chiave pubblica di Alice con il digest ottenuto in precedenza. Se i digest risultano uguali allora è garantito che il documento è stato firmato da Alice.</text:p>
              </text:list-item>
            </text:list>
            <text:p text:style-name="P5"/>
            <text:p text:style-name="Contenuto_20_tabella"><text:span text:style-name="T32">Il certificato digitale</text:span> è un documento che attesta in maniera univoca <text:span text:style-name="T39">l’associazione di una chiave pubblica con un soggetto, è principalmente costituito da:</text:span></text:p>
            <text:list xml:id="list643099550" text:style-name="L6">
              <text:list-item>
                <text:p text:style-name="Contenuto_20_tabella">L’anagrafica del <text:span text:style-name="T39">soggetto</text:span></text:p>
              </text:list-item>
              <text:list-item>
                <text:p text:style-name="Contenuto_20_tabella">Chiave pubblica del <text:span text:style-name="T39">soggetto</text:span></text:p>
              </text:list-item>
              <text:list-item>
                <text:p text:style-name="Contenuto_20_tabella">Nome dell’ent<text:span text:style-name="T38">e </text:span>che ha rilasciato il certificato, CA</text:p>
              </text:list-item>
              <text:list-item>
                <text:p text:style-name="Contenuto_20_tabella">Scadenza del certificato</text:p>
              </text:list-item>
              <text:list-item>
                <text:p text:style-name="Contenuto_20_tabella">Firma digitale della CA</text:p>
              </text:list-item>
            </text:list>
            <text:p text:style-name="P51"><text:span text:style-name="T40">Il formato più comune dei certificati è X.509 (proposto dall’ITU). </text:span><text:span text:style-name="T41">Per ottenere un certificato digitale bisogna, inzialmente, generare una CSR (</text:span><text:span text:style-name="T53">Certificate Signing Request</text:span><text:span text:style-name="T41">), </text:span><text:span text:style-name="T42">una richiesta di certificato che contiene la chiave pubblica e le informazioni del soggetto che ha fatto richiesta.</text:span><text:span text:style-name="T41"> </text:span><text:span text:style-name="T42">La CSR dovrà essere mandata alla RA (</text:span><text:span text:style-name="T50">Registration Authority</text:span><text:span text:style-name="T42">) che si occuperà di verificare l’identità del soggetto </text:span><text:span text:style-name="T43">e di verificare se il soggetto è idoneo per la ricezione del certificato. Se tutti i controlli effettuati dalla RA vanno a buon fine, la RA inoltrerà la richiesta alla CA (</text:span><text:span text:style-name="T51">Certificate Authority</text:span><text:span text:style-name="T43">) e tale genererà il certificato digitale firmandolo digitalmente. </text:span><text:span text:style-name="T44">Uno strumento da riga di comando, che consente di eseguire una serie di operazioni legate alla sicurezza è openSSL. In questa esperienza di laboratorio verrà utilizzato </text:span><text:soft-page-break/><text:span text:style-name="T44">openSSL per firmare </text:span><text:span text:style-name="T45">digitalmente un documento e verificarlo.</text:span></text:p>
            <text:p text:style-name="P5"/>
            <text:p text:style-name="P5"/>
            <text:p text:style-name="P5"/>
            <text:p text:style-name="P5"/>
            <text:p text:style-name="P5"/>
            <text:p text:style-name="P11"/>
          </table:table-cell>
        </table:table-row>
      </table:table>
      <text:p text:style-name="P20"/>
      <text:p text:style-name="P22"/>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2" table:style-name="Table2">
        <table:table-column table:style-name="Table2.A"/>
        <text:soft-page-break/>
        <table:table-row table:style-name="Table2.1">
          <table:table-cell table:style-name="Table2.A1" office:value-type="string">
            <text:p text:style-name="P3">- - - SVOLGIMENTO <text:s/>RELAZIONE - - - </text:p>
          </table:table-cell>
        </table:table-row>
        <table:table-row table:style-name="Table2.2">
          <table:table-cell table:style-name="Table2.A2" office:value-type="string">
            <text:p text:style-name="P37">Prefissati gli obiettivi dell’esperienza di laboratorio si procede con la generazione di una richiesta di certificato (CSR) attraverso l’uso del seguente comando:</text:p>
            <text:p text:style-name="P52"/>
            <text:p text:style-name="P53">openssl req -new -newkey rsa:2048 -nodes -keyout <text:span text:style-name="T60">pri</text:span>.pem -<text:span text:style-name="T60">keyform PEM </text:span>-out richiesta<text:span text:style-name="T60">Certificato</text:span>.<text:span text:style-name="T77">csr</text:span></text:p>
            <text:p text:style-name="P50"><text:span text:style-name="T62"/></text:p>
            <text:p text:style-name="P50"><text:span text:style-name="T62">Questo comando creerà una chiave privata a 2048 bit utilizzando RSA</text:span><text:span text:style-name="T66">, </text:span><text:span text:style-name="T62">salvata nel file </text:span><text:span text:style-name="T63">pri.pem </text:span><text:span text:style-name="T62">e la richiesta di certificato salvata nel file </text:span><text:span text:style-name="T63">richiestaCertificato.pem.</text:span><text:span text:style-name="T64"> </text:span><text:span text:style-name="T65">Tutte le informazioni del soggetto chieste in input dal comando, possono essere pre-inserite attraverso l’uso del tag -subj.</text:span></text:p>
            <text:p text:style-name="P70"/>
            <text:p text:style-name="P68">La richiesta di certificato (richiestaCertificato.<text:span text:style-name="T79">csr</text:span>) dovrà essere presentata <text:span text:style-name="T61">alla RA, che si occuperà di verificare se il soggetto che ha richiesto il certificato sia idoneo. La RA, non appena verifica che il soggetto sia idoneo, manda la richiesta di certificato alla CA. La CA dovrà generare il certificato e firmarlo digitalmente, tutto questo viene fatto attraverso l’uso del seguente comando:</text:span></text:p>
            <text:p text:style-name="P69"/>
            <text:p text:style-name="P56">openssl x509 -req -in richiestaCertificato.csr -CA ca.cert -CAkey ca.key -CAcreateserial -out Certificato.pem -days 365 -sha256 -<text:span text:style-name="T76">keyform PEM</text:span></text:p>
            <text:p text:style-name="P54"/>
            <text:p text:style-name="P47"><text:span text:style-name="T68">Attraverso questo comando la CA genera e firma digitalmente il certificato </text:span><text:span text:style-name="T70">(in formato X.509)</text:span><text:span text:style-name="T68">. </text:span><text:span text:style-name="T69">La firma del certificato avverrà utilizzando la chiave privata della CA (ca.key) e la funzione hash sha256.</text:span></text:p>
            <text:p text:style-name="P47"><text:span text:style-name="T69"/></text:p>
            <text:p text:style-name="P79"><text:span text:style-name="T69">O</text:span><text:span text:style-name="T67">ttenuto il certificato digitale dalla CA, si procede con la firma digitale di un documento. Il documento di testo in questione riguarda la circolare di una scuola, la creazione del documento viene effettuatta attraverso il seguente comando:</text:span></text:p>
            <text:p text:style-name="P39"><text:span text:style-name="T67"/></text:p>
            <text:p text:style-name="P55">echo ‘In data 21/11/2024 le lezioni saranno sospese’ &gt; circ_21_11_2024.txt</text:p>
            <text:p text:style-name="P58"><text:span text:style-name="T67"/></text:p>
            <text:p text:style-name="P39"><text:span text:style-name="T67">Al documento si dovrà applicare una funzione di hash che genererà un message digest. Per </text:span><text:span text:style-name="T71">fare </text:span><text:span text:style-name="T67">l’hash del documento si utilizza il seguente comando:</text:span></text:p>
            <text:p text:style-name="P58"><text:span text:style-name="T67"/></text:p>
            <text:p text:style-name="P55">openssl dgst -sha<text:span text:style-name="T78">256</text:span> &lt; circ_21_11_2024.txt &gt; circ_21_11_2024.hash</text:p>
            <text:p text:style-name="P60"/>
            <text:p text:style-name="P40"><text:span text:style-name="T67">Questo comando genererà il message digest utilizzando l’hash sha256 del documento di testo circ_21_11_2024.txt. Il message digest verrà salvato nel file circ_21_11_2024.hash.</text:span></text:p>
            <text:p text:style-name="P58"><text:span text:style-name="T67"/></text:p>
            <text:p text:style-name="P72"><text:span text:style-name="T67">Per firmare il documento si procede con l’esecuzione del seguente comando:</text:span></text:p>
            <text:p text:style-name="P59"><text:span text:style-name="T67"/></text:p>
            <text:p text:style-name="Contenuto_20_tabella">openssl rsautl -sign -inkey pri.pem -keyform PEM -in circ_21_11_2024.hash &gt; firma_21_11_2024</text:p>
            <text:p text:style-name="P59"><text:span text:style-name="T67"/></text:p>
            <text:p text:style-name="P59"><text:span text:style-name="T67"/></text:p>
            <text:p text:style-name="P64"><text:span text:style-name="T56"/></text:p>
            <text:p text:style-name="P64"><text:soft-page-break/><text:span text:style-name="T56">Il file firma_21_11_2024 rappresenta la firma digitale del documento circ_21_11_2024.txt, </text:span><text:span text:style-name="T55">ossia il message digest cifrato con la chiave privata </text:span><text:span text:style-name="T26">del firmatario del documento</text:span><text:span text:style-name="T56">. </text:span><text:span text:style-name="T57">Attraverso la chi</text:span><text:span text:style-name="T59">a</text:span><text:span text:style-name="T57">v</text:span><text:span text:style-name="T59">e</text:span><text:span text:style-name="T57"> pubblica </text:span><text:span text:style-name="T59">del firmatario del</text:span><text:span text:style-name="T57"> documento è possibile verificare la firma. </text:span><text:span text:style-name="T58">La chiave pubblica si trova all’interno del </text:span><text:span text:style-name="T54">suo certificato digitale, per estrarl</text:span><text:span text:style-name="T59">a</text:span><text:span text:style-name="T54"> si utilizza il seguente comando:</text:span></text:p>
            <text:p text:style-name="P40"><text:span text:style-name="T72"/></text:p>
            <text:p text:style-name="P63"><text:span text:style-name="T13">openssl x509 -in Certificato.pem -pubkey -noout &gt; </text:span><text:span text:style-name="T30">pub.pem</text:span></text:p>
            <text:p text:style-name="P74"><text:span text:style-name="T28"/></text:p>
            <text:p text:style-name="P65"><text:span text:style-name="T22">P</text:span><text:span text:style-name="T23">er proseguire con la verifica della firma, viene decifrato il file firma_21_11_2024 con la chiave pubblica appena ottenuta:</text:span></text:p>
            <text:p text:style-name="P71"><text:span text:style-name="T27"/></text:p>
            <text:p text:style-name="P62"><text:span text:style-name="T29">openssl rsautl -verify -inkey pub.pem -keyform PEM -pubin -in firma_21_11_2024 &gt; verifica_21_11_2024</text:span></text:p>
            <text:p text:style-name="P73"><text:span text:style-name="T27"/></text:p>
            <text:p text:style-name="P71"><text:span text:style-name="T27">Infine viene calcolato l’hash del documento e confrontato con quello appena decifrato:</text:span></text:p>
            <text:p text:style-name="P73"><text:span text:style-name="T27"/></text:p>
            <text:p text:style-name="P61"><text:span text:style-name="T11">openssl dgst -sha256 &lt; circ_21_11_2024.txt &gt; circ_21_11_2024.hash.ver</text:span></text:p>
            <text:p text:style-name="P73"><text:span text:style-name="T27"/></text:p>
            <text:p text:style-name="P62"><text:span text:style-name="T29">diff -s verifica_21_11_2024 circ_21_11_2024.hash.ver</text:span></text:p>
            <text:p text:style-name="P71"><text:span text:style-name="T27"/></text:p>
            <text:p text:style-name="P41"/>
            <text:p text:style-name="P43"><text:span text:style-name="T67">Il comando diff, con il tag -s , manda a video un messaggio se i due file risultano uguali.<text:line-break/></text:span><text:span text:style-name="T75">Per visualizzare i certificati è stato utilizzato il seguente comando:</text:span></text:p>
            <text:p text:style-name="P48"><text:span text:style-name="T67"/></text:p>
            <text:p text:style-name="P57">openssl x509 -in Certificato.pem -text -noout</text:p>
            <text:p text:style-name="P42"/>
            <text:p text:style-name="P38">Per visualizzare la richiesta di certificato è stato utilizzato il seguente comando:</text:p>
            <text:p text:style-name="P38"/>
            <text:p text:style-name="P57">openssl req -in richiestaCertificato.csr -text -noout</text:p>
            <text:p text:style-name="P42"/>
            <text:p text:style-name="P42"/>
            <text:p text:style-name="P46"><text:span text:style-name="T67"/></text:p>
            <text:p text:style-name="P44"><text:span text:style-name="T67"/></text:p>
            <text:p text:style-name="P44"><text:span text:style-name="T67"/></text:p>
            <text:p text:style-name="P44"><text:span text:style-name="T67"/></text:p>
            <text:p text:style-name="P44"><text:span text:style-name="T67"/></text:p>
            <text:p text:style-name="P44"><text:span text:style-name="T67"/></text:p>
            <text:p text:style-name="P44"><text:span text:style-name="T67"/></text:p>
            <text:p text:style-name="P44"><text:span text:style-name="T67"/></text:p>
            <text:p text:style-name="P44"><text:span text:style-name="T67"/></text:p>
            <text:p text:style-name="P44"><text:span text:style-name="T67"/></text:p>
            <text:p text:style-name="P44"><text:span text:style-name="T67"/></text:p>
            <text:p text:style-name="P45"><text:span text:style-name="T67">NOTA:</text:span></text:p>
            <text:p text:style-name="P66"><text:span text:style-name="T55">L’esercitazione è stata svolta utilizzando il certificato della CA </text:span><text:span text:style-name="T24">già rilasciato, assieme alla sua chiave privata, di nomi:</text:span></text:p>
            <text:list xml:id="list1070534864" text:style-name="L7">
              <text:list-item>
                <text:p text:style-name="P75"><text:span text:style-name="T25">c</text:span><text:span text:style-name="T21">a.cert → certificato della CA</text:span></text:p>
              </text:list-item>
              <text:list-item>
                <text:p text:style-name="P67"><text:span text:style-name="T24">ca.key → chiave privata della CA</text:span></text:p>
              </text:list-item>
            </text:list>
          </table:table-cell>
        </table:table-row>
      </table:table>
      <text:p text:style-name="P21"><text:soft-page-break/></text:p>
      <table:table table:name="Table7" table:style-name="Table7">
        <table:table-column table:style-name="Table7.A"/>
        <table:table-row table:style-name="Table7.1">
          <table:table-cell table:style-name="Table7.A1" office:value-type="string">
            <text:p text:style-name="P17">* * * CONCLUSIONI * * *</text:p>
          </table:table-cell>
        </table:table-row>
        <table:table-row table:style-name="Table7.2">
          <table:table-cell table:style-name="Table7.A2" office:value-type="string">
            <text:p text:style-name="P86">L’esercitazione è stata svolta correttamente, seguendo passo dopo passo i comandi descritti nella sezione relativa allo svolgimento della relazione. Il certificato digitale (di cui si è fatta richiesta) è servito per poter ricavare la chiave pubblica di chi ha firmato il documento in digitale, consentendone la decrifratura della firma digitale e di conseguenza il confronto tra l’hash decifrato e l’hash del documento. In questa maniera è stato possibile verificare una firma digitale di un documento attraverso l’uso di openSSL.</text:p>
            <text:p text:style-name="P13"/>
            <text:p text:style-name="P14"/>
            <text:p text:style-name="P13"/>
            <text:p text:style-name="P13"/>
            <text:p text:style-name="P13"/>
            <text:p text:style-name="P13"/>
            <text:p text:style-name="P13"/>
            <text:p text:style-name="P15"/>
          </table:table-cell>
        </table:table-row>
      </table:table>
      <text:p text:style-name="P23"/>
      <text:p text:style-name="P19"/>
      <text:p text:style-name="Normale"/>
      <text:p text:style-name="Normale"/>
      <text:p text:style-name="Normale"/>
      <text:p text:style-name="Normale"/>
      <text:p text:style-name="Normale"/>
      <text:p text:style-name="Normale"/>
      <text:p text:style-name="Normale"/>
      <text:p text:style-name="Normal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bri" svg:font-family="Calbri"/>
    <style:font-face style:name="Calibr" svg:font-family="Calibr"/>
    <style:font-face style:name="Lohit Devanagari1" svg:font-family="'Lohit Devanagari'"/>
    <style:font-face style:name="Calibri" svg:font-family="Calibri" style:font-family-generic="swiss"/>
    <style:font-face style:name="Monospace" svg:font-family="Monospace" style:font-pitch="fixed"/>
    <style:font-face style:name="Calibri1"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49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stazione_20_e_20_piè_20_di_20_pagina" style:display-name="Intestazione e piè di pagina"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o"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Titolo_20_2" style:display-name="Titolo 2" style:family="paragraph" style:next-style-name="Normale" style:default-outline-level="2" style:list-style-name="">
      <loext:graphic-properties draw:fill="none" draw:fill-color="#ffffff"/>
      <style:paragraph-properties fo:margin-left="0cm" fo:margin-right="0cm" fo:margin-top="0cm" fo:margin-bottom="0cm" loext: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style:style>
    <style:style style:name="Normale"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it" fo:country="IT"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Titolo_20_3" style:display-name="Titolo 3" style:family="paragraph" style:next-style-name="Normale" style:default-outline-level="3" style:list-style-name="">
      <loext:graphic-properties draw:fill="none" draw:fill-color="#ffffff"/>
      <style:paragraph-properties fo:margin-left="0cm" fo:margin-right="0cm" fo:margin-top="0cm" fo:margin-bottom="0cm" loext: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6pt" fo:letter-spacing="normal" fo:language="it" fo:country="IT" fo:font-style="normal" style:text-underline-style="none" fo:font-weight="normal" style:letter-kerning="false"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style:font-style-complex="normal" style:font-weight-complex="normal" fo:hyphenate="true" fo:hyphenation-remain-char-count="2" fo:hyphenation-push-char-count="2" loext:hyphenation-no-caps="false"/>
    </style:style>
    <style:style style:name="Titolo_20_4" style:display-name="Titolo 4" style:family="paragraph" style:next-style-name="Normale" style:default-outline-level="3" style:list-style-name="">
      <loext:graphic-properties draw:fill="none" draw:fill-color="#ffffff"/>
      <style:paragraph-properties fo:margin-left="0cm" fo:margin-right="0cm" fo:margin-top="0cm" fo:margin-bottom="0cm" loext: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0pt" fo:letter-spacing="normal" fo:language="it" fo:country="IT" fo:font-style="normal" style:text-underline-style="none" fo:font-weight="normal" style:letter-kerning="fals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fo:hyphenate="true" fo:hyphenation-remain-char-count="2" fo:hyphenation-push-char-count="2" loext:hyphenation-no-caps="false"/>
    </style:style>
    <style:style style:name="Titolo_20_5" style:display-name="Titolo 5" style:family="paragraph" style:next-style-name="Normale" style:default-outline-level="3" style:list-style-name="">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4pt" fo:letter-spacing="normal" fo:language="it" fo:country="IT" fo:font-style="normal" style:text-underline-style="none" fo:font-weight="normal" style:letter-kerning="false"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style:font-style-complex="normal" style:font-weight-complex="normal" fo:hyphenate="true" fo:hyphenation-remain-char-count="2" fo:hyphenation-push-char-count="2" loext:hyphenation-no-caps="false"/>
    </style:style>
    <style:style style:name="Corpo_20_del_20_testo" style:display-name="Corpo del testo"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6pt" fo:letter-spacing="normal" fo:language="it" fo:country="IT" fo:font-style="normal" style:text-underline-style="none" fo:font-weight="normal" style:letter-kerning="false" fo:background-color="transparent" style:font-name-asian="Arial Unicode MS" style:font-family-asian="'Arial Unicode MS'" style:font-family-generic-asian="system" style:font-pitch-asian="variable" style:font-size-asian="16pt" style:font-style-asian="normal" style:font-weight-asian="normal" style:font-name-complex="Arial Unicode MS" style:font-family-complex="'Arial Unicode MS'" style:font-family-generic-complex="system" style:font-pitch-complex="variable" style:font-size-complex="16pt" style:font-style-complex="normal" style:font-weight-complex="normal" fo:hyphenate="true" fo:hyphenation-remain-char-count="2" fo:hyphenation-push-char-count="2" loext:hyphenation-no-caps="false"/>
    </style:style>
    <style:style style:name="Titolo_20_7" style:display-name="Titolo 7" style:family="paragraph" style:next-style-name="Normale" style:default-outline-level="3" style:list-style-name="">
      <loext:graphic-properties draw:fill="none" draw:fill-color="#ffffff"/>
      <style:paragraph-properties fo:margin-left="0cm" fo:margin-right="0cm" fo:margin-top="0cm" fo:margin-bottom="0cm" loext: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4pt" fo:letter-spacing="normal" fo:language="it" fo:country="IT" fo:font-style="normal" style:text-underline-style="none" fo:font-weight="bold" style:letter-kerning="false" fo:background-color="transparent" style:font-name-asian="Arial Unicode MS" style:font-family-asian="'Arial Unicode MS'" style:font-family-generic-asian="system" style:font-pitch-asian="variable" style:font-size-asian="14pt" style:font-style-asian="normal" style:font-weight-asian="bold" style:font-name-complex="Arial Unicode MS" style:font-family-complex="'Arial Unicode MS'" style:font-family-generic-complex="system" style:font-pitch-complex="variable" style:font-size-complex="14pt" style:font-style-complex="normal" style:font-weight-complex="bold" fo:hyphenate="true" fo:hyphenation-remain-char-count="2" fo:hyphenation-push-char-count="2" loext:hyphenation-no-caps="false"/>
    </style:style>
    <style:style style:name="Corpo_20_A" style:display-name="Corpo A"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1pt" style:font-style-asian="normal" style:font-weight-asian="normal" style:font-name-complex="Helvetica Neue1" style:font-family-complex="'Helvetica Neue'"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Titolo_20_1" style:display-name="Titolo 1" style:family="paragraph" style:next-style-name="Normale" style:default-outline-level="1" style:list-style-name="">
      <loext:graphic-properties draw:fill="none" draw:fill-color="#ffffff"/>
      <style:paragraph-properties fo:margin-left="0cm" fo:margin-right="0cm" fo:margin-top="0cm" fo:margin-bottom="0cm" loext: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style:font-style-complex="normal" style:font-weight-complex="normal" fo:hyphenate="true" fo:hyphenation-remain-char-count="2" fo:hyphenation-push-char-count="2" loext:hyphenation-no-caps="false"/>
    </style:style>
    <style:style style:name="Contenuto_20_tabella" style:display-name="Contenuto tabella"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it" fo:country="IT" fo:font-style="normal" style:text-underline-style="none" fo:font-weight="normal" style:letter-kerning="tru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Didascalia" style:family="paragraph" style:next-style-name="Normale"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8pt" fo:letter-spacing="normal" fo:language="it" fo:country="IT" fo:font-style="normal" style:text-underline-style="none" fo:font-weight="bold" style:letter-kerning="false" fo:background-color="transparent"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Intestazione_20_e_20_piè_20_di_20_pagina">
      <style:paragraph-properties style:writing-mode="lr-tb"/>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2779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11-26T00:08:54.777459450</dc:date>
    <meta:editing-duration>PT31M53S</meta:editing-duration>
    <meta:editing-cycles>5</meta:editing-cycles>
    <meta:generator>LibreOffice/6.4.7.2$Linux_X86_64 LibreOffice_project/40$Build-2</meta:generator>
    <meta:document-statistic meta:table-count="4" meta:image-count="0" meta:object-count="0" meta:page-count="7" meta:paragraph-count="77" meta:word-count="1571" meta:character-count="10472" meta:non-whitespace-character-count="8972"/>
  </office:meta>
</office:document-meta>
</file>